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38.01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25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49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258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 fo:font-style="normal" style:font-style-asian="normal" style:font-style-complex="normal"/>
    </style:style>
    <style:style style:name="ce3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padding="0.71mm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313" style:family="table-cell" style:parent-style-name="Default">
      <style:text-properties fo:color="#2a6099" style:font-name="Ubuntu"/>
    </style:style>
    <style:style style:name="ce3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2">
      <style:table-cell-properties fo:padding="0.71mm"/>
      <style:text-properties fo:color="#2a6099" style:font-name="Ubuntu"/>
    </style:style>
    <style:style style:name="ce3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2">
      <style:table-cell-properties fo:padding="0.71mm"/>
      <style:text-properties style:font-name="Ubuntu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8" style:family="table-cell" style:parent-style-name="Default">
      <style:table-cell-properties fo:padding="0.71mm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16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4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4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9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45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6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7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8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46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469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8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94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495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01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07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8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1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51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19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0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6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5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114">
      <style:table-cell-properties fo:padding="0.71mm"/>
      <style:text-properties style:font-name="Ubuntu"/>
    </style:style>
    <style:style style:name="ce554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5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" table:default-cell-style-name="ce184"/>
        <table:table-column table:style-name="co5" table:default-cell-style-name="ce184"/>
        <table:table-column table:style-name="co6" table:default-cell-style-name="ce184"/>
        <table:table-column table:style-name="co7" table:default-cell-style-name="ce184"/>
        <table:table-column table:style-name="co8" table:default-cell-style-name="ce184"/>
        <table:table-column table:style-name="co9" table:default-cell-style-name="ce184"/>
        <table:table-column table:style-name="co10" table:default-cell-style-name="ce184"/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4" table:default-cell-style-name="ce184"/>
        <table:table-column table:style-name="co15" table:number-columns-repeated="50" table:default-cell-style-name="ce25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1-23" calcext:value-type="date">
            <text:p>November</text:p>
          </table:table-cell>
          <table:table-cell table:style-name="ce837"/>
          <table:table-cell table:style-name="ce830" table:number-columns-repeated="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10139.91" calcext:value-type="float">
            <text:p>10139.91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9729.89" calcext:value-type="float">
            <text:p>29729.89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30.9686354166667" calcext:value-type="float">
            <text:p>30.97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6134.95" calcext:value-type="float">
            <text:p>16134.9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8072395833333" calcext:value-type="float">
            <text:p>16.81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192.68" calcext:value-type="float">
            <text:p>2192.6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918595" calcext:value-type="float">
            <text:p>1.92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395.3" calcext:value-type="float">
            <text:p>6395.3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66177083333333" calcext:value-type="float">
            <text:p>6.66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342.35" calcext:value-type="float">
            <text:p>-342.35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7335.42" calcext:value-type="float">
            <text:p>77335.42</text:p>
          </table:table-cell>
          <table:table-cell table:style-name="ce709"/>
          <table:table-cell table:style-name="ce720" table:formula="of:=SUM([.D2:.D11])" office:value-type="float" office:value="71.4058391666667" calcext:value-type="float">
            <text:p>71.41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54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10799174556756" calcext:value-type="percentage">
            <text:p>1.11%</text:p>
          </table:table-cell>
          <table:table-cell table:style-name="ce841" table:formula="of:=([.D13]*12)" office:value-type="float" office:value="856.87007" calcext:value-type="float">
            <text:p>£856.87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3644208704183" calcext:value-type="percentage">
            <text:p>1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4839599130885" calcext:value-type="percentage">
            <text:p>48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263797126539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5.10583916667" calcext:value-type="float">
            <text:p>5,775.11</text:p>
          </table:table-cell>
          <table:table-cell table:style-name="ce842" table:formula="of:=[.C19]/[.E$19]" office:value-type="percentage" office:value="0.0155321828721573" calcext:value-type="percentage">
            <text:p>2%</text:p>
          </table:table-cell>
          <table:table-cell table:style-name="ce849" table:formula="of:=[.E19]*12" office:value-type="float" office:value="69301.27007" calcext:value-type="float">
            <text:p>£69,301</text:p>
          </table:table-cell>
          <table:table-cell table:style-name="ce855" table:formula="of:=[.G19]/52" office:value-type="float" office:value="1332.71673211538" calcext:value-type="float">
            <text:p>£1,332.72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table:formula="of:=68750+750" office:value-type="float" office:value="69500" calcext:value-type="float">
            <text:p>695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46313999379204" calcext:value-type="percentage">
            <text:p>34.63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66493342466" calcext:value-type="float">
            <text:p>£189.87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200" calcext:value-type="float">
            <text:p>22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2892499224004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920" calcext:value-type="float">
            <text:p>920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380603754496" calcext:value-type="percentage">
            <text:p>8.06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440" calcext:value-type="float">
            <text:p>144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6*220)" office:value-type="float" office:value="120" calcext:value-type="float">
            <text:p>120</text:p>
          </table:table-cell>
          <table:table-cell table:style-name="ce836" table:formula="of:=[.C27]/[.$E$19]" office:value-type="percentage" office:value="0.16519177770388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600" calcext:value-type="float">
            <text:p>6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313999379204" calcext:value-type="percentage">
            <text:p>3.4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Default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160" calcext:value-type="float">
            <text:p>16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73156999689602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90" calcext:value-type="float">
            <text:p>19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46313999379204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number-columns-repeated="2"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50208199192965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26.92" calcext:value-type="float">
            <text:p>126.92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3]/[.$E$19]" office:value-type="percentage" office:value="0.0249363395252996" calcext:value-type="percentage">
            <text:p>2.49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75" calcext:value-type="float">
            <text:p>475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476181749146405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11+10+5+7+6+11+8.5+40" office:value-type="float" office:value="98.5" calcext:value-type="float">
            <text:p>98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230" calcext:value-type="float">
            <text:p>-23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number-columns-repeated="2"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32892499224004" calcext:value-type="percentage">
            <text:p>0.4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19470999068805" calcext:value-type="percentage">
            <text:p>5.19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865784998448009" calcext:value-type="percentage">
            <text:p>0.8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5" calcext:value-type="float">
            <text:p>-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47099906880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19470999068805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300" calcext:value-type="float">
            <text:p>3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73156999689602" calcext:value-type="percentage">
            <text:p>1.7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399.996666666667" calcext:value-type="float">
            <text:p>40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150" calcext:value-type="float">
            <text:p>15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25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03894199813761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58"/>
          <table:table-cell table:number-columns-repeated="2"/>
          <table:table-cell table:style-name="ce258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4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62"/>
        <table:table-column table:style-name="co15" table:number-columns-repeated="4" table:default-cell-style-name="ce254"/>
        <table:table-column table:style-name="co17" table:default-cell-style-name="ce184"/>
        <table:table-column table:style-name="co14" table:default-cell-style-name="ce184"/>
        <table:table-column table:style-name="co15" table:number-columns-repeated="57" table:default-cell-style-name="ce254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342.35" calcext:value-type="float">
            <text:p>-342.35</text:p>
          </table:table-cell>
          <table:table-cell table:style-name="ce576"/>
          <table:table-cell table:number-columns-repeated="59"/>
        </table:table-row>
        <table:table-row table:style-name="ro1">
          <table:table-cell table:style-name="ce567"/>
          <table:table-cell table:style-name="ce571"/>
          <table:table-cell table:style-name="ce573"/>
          <table:table-cell table:style-name="ce571" table:formula="of:=[.D1]-[.B2]+[.C2]" office:value-type="float" office:value="-342.35" calcext:value-type="float">
            <text:p>-342.35</text:p>
          </table:table-cell>
          <table:table-cell table:style-name="ce571"/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262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]-[.B3]+[.C3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No.:</text:p>
          </table:table-cell>
          <table:table-cell table:style-name="ce278" office:value-type="string" calcext:value-type="string">
            <text:p>5312008846571573</text:p>
          </table:table-cell>
          <table:table-cell table:style-name="ce580"/>
          <table:table-cell table:style-name="ce29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]-[.B4]+[.C4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]-[.B5]+[.C5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<text:s/></text:p>
          </table:table-cell>
          <table:table-cell table:style-name="ce278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5]-[.B6]+[.C6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9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4" table:formula="of:=[.D6]-[.B7]+[.C7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3</text:p>
          </table:table-cell>
          <table:table-cell table:style-name="ce580"/>
          <table:table-cell table:style-name="ce603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7]-[.B8]+[.C8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342.35" calcext:value-type="float">
            <text:p>-342.35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342.35" calcext:value-type="float">
            <text:p>-342.35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5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342.35" calcext:value-type="float">
            <text:p>-342.35</text:p>
          </table:table-cell>
          <table:table-cell table:style-name="ce571"/>
          <table:table-cell table:style-name="ce582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5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342.35" calcext:value-type="float">
            <text:p>-342.35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5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3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342.35" calcext:value-type="float">
            <text:p>-342.35</text:p>
          </table:table-cell>
          <table:table-cell table:style-name="ce577"/>
          <table:table-cell table:style-name="ce583"/>
          <table:table-cell table:number-columns-repeated="5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342.35" calcext:value-type="float">
            <text:p>-342.35</text:p>
          </table:table-cell>
          <table:table-cell table:style-name="ce577"/>
          <table:table-cell table:number-columns-repeated="5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342.35" calcext:value-type="float">
            <text:p>-342.35</text:p>
          </table:table-cell>
          <table:table-cell table:style-name="ce57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62"/>
        <table:table-column table:style-name="co15" table:number-columns-repeated="2" table:default-cell-style-name="ce254"/>
        <table:table-column table:style-name="co18" table:default-cell-style-name="ce324"/>
        <table:table-column table:style-name="co19" table:default-cell-style-name="ce184"/>
        <table:table-column table:style-name="co14" table:default-cell-style-name="ce184"/>
        <table:table-column table:style-name="co20" table:default-cell-style-name="ce184"/>
        <table:table-column table:style-name="co21" table:default-cell-style-name="ce184"/>
        <table:table-column table:style-name="co15" table:number-columns-repeated="56" table:default-cell-style-name="ce254"/>
        <table:table-row table:style-name="ro1">
          <table:table-cell table:style-name="ce302" office:value-type="string" calcext:value-type="string">
            <text:p>SMILE</text:p>
          </table:table-cell>
          <table:table-cell table:style-name="ce310" table:number-columns-repeated="2"/>
          <table:table-cell table:style-name="ce317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1]-[.B2]+[.C2]" office:value-type="float" office:value="10139.91" calcext:value-type="float">
            <text:p>10139.91</text:p>
          </table:table-cell>
          <table:table-cell table:style-name="ce311"/>
          <table:table-cell table:style-name="ce329" office:value-type="string" calcext:value-type="string">
            <text:p>10001112</text:p>
          </table:table-cell>
          <table:table-cell table:style-name="ce329" table:number-columns-repeated="2"/>
          <table:table-cell table:style-name="ce340"/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2]-[.B3]+[.C3]" office:value-type="float" office:value="10139.91" calcext:value-type="float">
            <text:p>10139.91</text:p>
          </table:table-cell>
          <table:table-cell table:style-name="ce311"/>
          <table:table-cell table:style-name="ce330" office:value-type="string" calcext:value-type="string">
            <text:p>08 92 86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3]-[.B4]+[.C4]" office:value-type="float" office:value="10139.91" calcext:value-type="float">
            <text:p>10139.91</text:p>
          </table:table-cell>
          <table:table-cell table:style-name="ce311"/>
          <table:table-cell table:style-name="ce330" office:value-type="string" calcext:value-type="string">
            <text:p>498824572300314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4]-[.B5]+[.C5]" office:value-type="float" office:value="10139.91" calcext:value-type="float">
            <text:p>10139.91</text:p>
          </table:table-cell>
          <table:table-cell table:style-name="ce311"/>
          <table:table-cell table:style-name="ce330" office:value-type="string" calcext:value-type="string">
            <text:p>4988 2457 2300 3140</text:p>
          </table:table-cell>
          <table:table-cell table:style-name="ce330"/>
          <table:table-cell table:style-name="ce330" office:value-type="float" office:value="154" calcext:value-type="float">
            <text:p>154</text:p>
          </table:table-cell>
          <table:table-cell table:style-name="ce341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134"/>
          <table:table-cell table:style-name="ce311" table:number-columns-repeated="2"/>
          <table:table-cell table:style-name="ce318" table:formula="of:=[.D5]-[.B6]+[.C6]" office:value-type="float" office:value="10139.91" calcext:value-type="float">
            <text:p>10139.91</text:p>
          </table:table-cell>
          <table:table-cell table:style-name="ce311"/>
          <table:table-cell table:style-name="ce331" office:value-type="string" calcext:value-type="string">
            <text:p>05/17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6]-[.B7]+[.C7]" office:value-type="float" office:value="10139.91" calcext:value-type="float">
            <text:p>10139.91</text:p>
          </table:table-cell>
          <table:table-cell table:style-name="ce311"/>
          <table:table-cell table:style-name="ce330" office:value-type="string" calcext:value-type="string">
            <text:p>06/20</text:p>
          </table:table-cell>
          <table:table-cell table:style-name="ce330" table:number-columns-repeated="2"/>
          <table:table-cell table:style-name="ce341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7]-[.B8]+[.C8]" office:value-type="float" office:value="10139.91" calcext:value-type="float">
            <text:p>10139.91</text:p>
          </table:table-cell>
          <table:table-cell table:style-name="ce311"/>
          <table:table-cell table:style-name="ce332" office:value-type="string" calcext:value-type="string">
            <text:p>MR MARK R GADSBY</text:p>
          </table:table-cell>
          <table:table-cell table:style-name="ce332" table:number-columns-repeated="2"/>
          <table:table-cell table:style-name="ce342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8]-[.B9]+[.C9]" office:value-type="float" office:value="10139.91" calcext:value-type="float">
            <text:p>10139.91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9]-[.B10]+[.C10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0]-[.B11]+[.C11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24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1]-[.B12]+[.C12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258"/>
          <table:table-cell table:number-columns-repeated="5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2]-[.B13]+[.C13]" office:value-type="float" office:value="10139.91" calcext:value-type="float">
            <text:p>10139.91</text:p>
          </table:table-cell>
          <table:table-cell table:style-name="ce326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3]-[.B14]+[.C14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24"/>
          <table:table-cell table:style-name="ce258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4]-[.B15]+[.C15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3"/>
          <table:table-cell table:number-columns-repeated="2"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5]-[.B16]+[.C16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3"/>
          <table:table-cell table:style-name="ce324"/>
          <table:table-cell/>
          <table:table-cell table:style-name="ce258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6]-[.B17]+[.C17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3"/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7]-[.B18]+[.C18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3"/>
          <table:table-cell table:style-name="ce334"/>
          <table:table-cell table:style-name="ce339"/>
          <table:table-cell table:style-name="ce343"/>
          <table:table-cell table:number-columns-repeated="54"/>
        </table:table-row>
        <table:table-row table:style-name="ro4">
          <table:table-cell table:style-name="ce303"/>
          <table:table-cell table:style-name="ce311" table:number-columns-repeated="2"/>
          <table:table-cell table:style-name="ce318" table:formula="of:=[.D18]-[.B19]+[.C19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3"/>
          <table:table-cell table:style-name="ce334"/>
          <table:table-cell table:style-name="ce343"/>
          <table:table-cell table:style-name="ce339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9]-[.B20]+[.C20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16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0]-[.B21]+[.C21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168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4"/>
          <table:table-cell table:style-name="ce311" table:number-columns-repeated="2"/>
          <table:table-cell table:style-name="ce318" table:formula="of:=[.D21]-[.B22]+[.C22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Default"/>
          <table:table-cell/>
          <table:table-cell table:style-name="ce339"/>
          <table:table-cell table:number-columns-repeated="5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2]-[.B23]+[.C23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6" table:number-columns-repeated="4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3]-[.B24]+[.C24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24"/>
          <table:table-cell table:style-name="ce339"/>
          <table:table-cell table:style-name="ce343" table:number-columns-repeated="2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4]-[.B25]+[.C25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34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5]-[.B26]+[.C26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7"/>
          <table:table-cell table:style-name="ce339"/>
          <table:table-cell table:style-name="ce343"/>
          <table:table-cell table:style-name="ce339"/>
          <table:table-cell table:style-name="ce324"/>
          <table:table-cell table:number-columns-repeated="53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6]-[.B27]+[.C27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7]-[.B28]+[.C28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8]-[.B29]+[.C29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9]-[.B30]+[.C30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0]-[.B31]+[.C31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1]-[.B32]+[.C32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2]-[.B33]+[.C33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8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3]-[.B34]+[.C34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4]-[.B35]+[.C35]" office:value-type="float" office:value="10139.91" calcext:value-type="float">
            <text:p>10139.91</text:p>
          </table:table-cell>
          <table:table-cell table:style-name="ce325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5]-[.B36]+[.C36]" office:value-type="float" office:value="10139.91" calcext:value-type="float">
            <text:p>10139.91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5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6]-[.B37]+[.C37]" office:value-type="float" office:value="10139.91" calcext:value-type="float">
            <text:p>10139.91</text:p>
          </table:table-cell>
          <table:table-cell table:style-name="ce325"/>
          <table:table-cell/>
          <table:table-cell table:style-name="ce337"/>
          <table:table-cell table:style-name="ce339"/>
          <table:table-cell table:number-columns-repeated="56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7]-[.B38]+[.C38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8]-[.B39]+[.C39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9]-[.B40]+[.C40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0]-[.B41]+[.C41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1]-[.B42]+[.C42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2]-[.B43]+[.C43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3]-[.B44]+[.C44]" office:value-type="float" office:value="10139.91" calcext:value-type="float">
            <text:p>10139.91</text:p>
          </table:table-cell>
          <table:table-cell table:style-name="ce325"/>
          <table:table-cell table:number-columns-repeated="59"/>
        </table:table-row>
        <table:table-row table:style-name="ro1">
          <table:table-cell table:style-name="ce305" office:value-type="string" calcext:value-type="string">
            <text:p>Total</text:p>
          </table:table-cell>
          <table:table-cell table:style-name="ce312" table:number-columns-repeated="2"/>
          <table:table-cell table:style-name="ce319" table:formula="of:=[.D44]-[.B45]+[.C45]" office:value-type="float" office:value="10139.91" calcext:value-type="float">
            <text:p>10139.91</text:p>
          </table:table-cell>
          <table:table-cell table:style-name="ce327"/>
          <table:table-cell table:number-columns-repeated="59"/>
        </table:table-row>
        <table:table-row table:style-name="ro1">
          <table:table-cell table:style-name="ce306"/>
          <table:table-cell table:style-name="ce313" table:number-columns-repeated="2"/>
          <table:table-cell table:style-name="ce320"/>
          <table:table-cell table:style-name="ce328"/>
          <table:table-cell table:number-columns-repeated="59"/>
        </table:table-row>
        <table:table-row table:style-name="ro1">
          <table:table-cell table:style-name="ce307" office:value-type="string" calcext:value-type="string">
            <text:p>Info:</text:p>
          </table:table-cell>
          <table:table-cell table:style-name="ce314" table:number-columns-repeated="2"/>
          <table:table-cell table:style-name="ce321"/>
          <table:table-cell table:style-name="ce328"/>
          <table:table-cell table:number-columns-repeated="59"/>
        </table:table-row>
        <table:table-row table:style-name="ro1">
          <table:table-cell table:style-name="ce308" office:value-type="string" calcext:value-type="string">
            <text:p>ICE Save Originator Identification 424430</text:p>
          </table:table-cell>
          <table:table-cell table:style-name="ce315" table:number-columns-repeated="2"/>
          <table:table-cell table:style-name="ce322"/>
          <table:table-cell table:style-name="ce328"/>
          <table:table-cell table:number-columns-repeated="59"/>
        </table:table-row>
        <table:table-row table:style-name="ro1">
          <table:table-cell table:style-name="ce309" office:value-type="string" calcext:value-type="string">
            <text:p>Ref: INV DD 000571060</text:p>
          </table:table-cell>
          <table:table-cell table:style-name="ce316" table:number-columns-repeated="2"/>
          <table:table-cell table:style-name="ce323"/>
          <table:table-cell table:style-name="ce3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10799174556756" calcext:value-type="percentage">
            <text:p>1.11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000" office:value-type="float" office:value="53000" calcext:value-type="float">
            <text:p>£53,0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500" calcext:value-type="float">
            <text:p>£55,5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000" calcext:value-type="float">
            <text:p>£58,0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500" calcext:value-type="float">
            <text:p>£60,5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000" calcext:value-type="float">
            <text:p>£63,0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500" calcext:value-type="float">
            <text:p>£65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500" calcext:value-type="float">
            <text:p>£65,5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006.31452132671" calcext:value-type="float">
            <text:p>3006.31</text:p>
          </table:table-cell>
          <table:table-cell table:style-name="ce733" table:formula="of:=([.E32])+[.M15]+[.M5]" office:value-type="float" office:value="305461.752110544" calcext:value-type="float">
            <text:p>305,462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500" calcext:value-type="float">
            <text:p>£67,5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500" calcext:value-type="float">
            <text:p>£69,5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500" calcext:value-type="float">
            <text:p>£71,5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373.5145213267" calcext:value-type="float">
            <text:p>16373.51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500" calcext:value-type="float">
            <text:p>£73,5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1079917455676" calcext:value-type="percentage">
            <text:p>111.08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500" calcext:value-type="float">
            <text:p>£75,5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408.6927787675" calcext:value-type="float">
            <text:p>14408.69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3269.060531725" calcext:value-type="float">
            <text:p>233269.06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500" calcext:value-type="float">
            <text:p>£77,5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500" calcext:value-type="float">
            <text:p>£79,5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3269.060531725" calcext:value-type="float">
            <text:p>233,26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500" calcext:value-type="float">
            <text:p>£81,5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614.5327787675" calcext:value-type="float">
            <text:p>11614.53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500" calcext:value-type="float">
            <text:p>£83,5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3.356399591683" calcext:value-type="float">
            <text:p>223.36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500" calcext:value-type="float">
            <text:p>£85,5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500" calcext:value-type="float">
            <text:p>£85,5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700" calcext:value-type="float">
            <text:p>£80,7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8794.149338673" calcext:value-type="float">
            <text:p>£88,794.15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1777.981183892" calcext:value-type="float">
            <text:p>£101,777.98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4905.6728142153" calcext:value-type="float">
            <text:p>£84,905.67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97846.4206605154" calcext:value-type="float">
            <text:p>£97,846.42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4930.5509247672" calcext:value-type="float">
            <text:p>£74,930.55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1760.7752439219" calcext:value-type="float">
            <text:p>£81,760.78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58666.6778847366" calcext:value-type="float">
            <text:p>£58,666.68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5316.6998330982" calcext:value-type="float">
            <text:p>£65,316.70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2040.403475726" calcext:value-type="float">
            <text:p>£42,040.40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48506.2076760404" calcext:value-type="float">
            <text:p>£48,506.21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5043.6524531788" calcext:value-type="float">
            <text:p>£55,043.65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1653.5315788189" calcext:value-type="float">
            <text:p>£61,653.53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68336.6476195631" calcext:value-type="float">
            <text:p>£68,336.65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5093.8120343854" calcext:value-type="float">
            <text:p>£75,093.81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117.39157789315" calcext:value-type="float">
            <text:p>3117.39</text:p>
          </table:table-cell>
          <table:table-cell table:style-name="ce733" table:formula="of:=[.E34]+[.M15]+[.M5]" office:value-type="float" office:value="318902.03256611" calcext:value-type="float">
            <text:p>318,902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116.4455778932" calcext:value-type="float">
            <text:p>18116.4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580.1431969881" calcext:value-type="float">
            <text:p>15580.1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2785.9831969881" calcext:value-type="float">
            <text:p>12785.9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45.884292249771" calcext:value-type="float">
            <text:p>245.88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62"/>
        <table:table-column table:style-name="co20" table:default-cell-style-name="ce184"/>
        <table:table-column table:style-name="co15" table:default-cell-style-name="ce254"/>
        <table:table-column table:style-name="co14" table:default-cell-style-name="ce184"/>
        <table:table-column table:style-name="co32" table:default-cell-style-name="ce184"/>
        <table:table-column table:style-name="co17" table:number-columns-repeated="2" table:default-cell-style-name="ce184"/>
        <table:table-column table:style-name="co9" table:default-cell-style-name="ce184"/>
        <table:table-column table:style-name="co15" table:default-cell-style-name="ce254"/>
        <table:table-column table:style-name="co33" table:default-cell-style-name="ce324"/>
        <table:table-column table:style-name="co34" table:default-cell-style-name="ce184"/>
        <table:table-column table:style-name="co21" table:default-cell-style-name="ce184"/>
        <table:table-column table:style-name="co12" table:default-cell-style-name="ce184"/>
        <table:table-column table:style-name="co35" table:default-cell-style-name="ce184"/>
        <table:table-column table:style-name="co3" table:default-cell-style-name="ce184"/>
        <table:table-column table:style-name="co36" table:default-cell-style-name="ce184"/>
        <table:table-column table:style-name="co21" table:default-cell-style-name="ce184"/>
        <table:table-column table:style-name="co2" table:default-cell-style-name="ce184"/>
        <table:table-column table:style-name="co18" table:default-cell-style-name="ce184"/>
        <table:table-column table:style-name="co19" table:default-cell-style-name="ce184"/>
        <table:table-column table:style-name="co15" table:number-columns-repeated="2" table:default-cell-style-name="ce254"/>
        <table:table-column table:style-name="co37" table:default-cell-style-name="ce184"/>
        <table:table-column table:style-name="co15" table:number-columns-repeated="41" table:default-cell-style-name="ce254"/>
        <table:table-row table:style-name="ro1">
          <table:table-cell table:style-name="ce444" office:value-type="string" calcext:value-type="string">
            <text:p>Virgin Money 3 Year Fixed Rate E-ISA Issue 58 MG</text:p>
          </table:table-cell>
          <table:table-cell table:style-name="ce454" table:number-columns-repeated="3"/>
          <table:table-cell table:style-name="ce468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style-name="ce184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467113</text:p>
          </table:table-cell>
          <table:table-cell table:style-name="ce455" table:number-columns-repeated="2"/>
          <table:table-cell table:style-name="ce469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33</text:p>
          </table:table-cell>
          <table:table-cell table:style-name="ce225"/>
          <table:table-cell table:style-name="ce184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41</text:p>
          </table:table-cell>
          <table:table-cell table:style-name="ce225"/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225"/>
          <table:table-cell table:style-name="ce184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526"/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3758.45" calcext:value-type="float">
            <text:p>13758.45</text:p>
          </table:table-cell>
          <table:table-cell table:style-name="ce463" table:formula="of:=[.D3]-[.B4]+[.C4]" office:value-type="float" office:value="13758.45" calcext:value-type="float">
            <text:p>13758.4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225"/>
          <table:table-cell table:style-name="ce184"/>
          <table:table-cell table:style-name="ce472"/>
          <table:table-cell table:style-name="ce460" table:number-columns-repeated="2"/>
          <table:table-cell table:style-name="ce225"/>
          <table:table-cell table:number-columns-repeated="50"/>
        </table:table-row>
        <table:table-row table:style-name="ro1">
          <table:table-cell table:style-name="ce446" office:value-type="date" office:date-value="2016-12-07" calcext:value-type="date">
            <text:p>07 Dec 2016</text:p>
          </table:table-cell>
          <table:table-cell table:style-name="ce455"/>
          <table:table-cell table:style-name="ce455" office:value-type="float" office:value="15000" calcext:value-type="float">
            <text:p>15000</text:p>
          </table:table-cell>
          <table:table-cell table:style-name="ce463" table:formula="of:=[.D4]-[.B5]+[.C5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1" calcext:value-type="date">
            <text:p>01-Jul</text:p>
          </table:table-cell>
          <table:table-cell table:style-name="ce486"/>
          <table:table-cell table:style-name="ce460"/>
          <table:table-cell table:style-name="ce501" office:value-type="float" office:value="4.51" calcext:value-type="float">
            <text:p>4.51</text:p>
          </table:table-cell>
          <table:table-cell table:style-name="ce184"/>
          <table:table-cell table:style-name="ce472" office:value-type="date" office:date-value="2019-09-06" calcext:value-type="date">
            <text:p>06-Sep</text:p>
          </table:table-cell>
          <table:table-cell table:style-name="ce460" table:number-columns-repeated="2"/>
          <table:table-cell table:style-name="ce225" office:value-type="float" office:value="7874.28" calcext:value-type="float">
            <text:p>7874.2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241.9" calcext:value-type="float">
            <text:p>241.9</text:p>
          </table:table-cell>
          <table:table-cell table:style-name="ce463" table:formula="of:=[.D5]-[.B6]+[.C6]" office:value-type="float" office:value="29000.35" calcext:value-type="float">
            <text:p>29000.35</text:p>
          </table:table-cell>
          <table:table-cell table:style-name="ce469"/>
          <table:table-cell table:style-name="ce473" office:value-type="date" office:date-value="2014-07-03" calcext:value-type="date">
            <text:p>03-Jul</text:p>
          </table:table-cell>
          <table:table-cell table:style-name="ce460"/>
          <table:table-cell table:style-name="ce460" office:value-type="float" office:value="4000" calcext:value-type="float">
            <text:p>4000</text:p>
          </table:table-cell>
          <table:table-cell table:style-name="ce501" table:formula="of:=[.I5]-[.G6]+[.H6]" office:value-type="float" office:value="4004.51" calcext:value-type="float">
            <text:p>4004.51</text:p>
          </table:table-cell>
          <table:table-cell table:style-name="ce184"/>
          <table:table-cell table:style-name="ce472" office:value-type="date" office:date-value="2019-09-16" calcext:value-type="date">
            <text:p>16-Sep</text:p>
          </table:table-cell>
          <table:table-cell table:style-name="ce460" office:value-type="float" office:value="6000" calcext:value-type="float">
            <text:p>6000</text:p>
          </table:table-cell>
          <table:table-cell table:style-name="ce460" office:value-type="float" office:value="82.8" calcext:value-type="float">
            <text:p>82.8</text:p>
          </table:table-cell>
          <table:table-cell table:style-name="ce225" table:formula="of:=[.N5]-[.L6]+[.M6]" office:value-type="float" office:value="1957.08" calcext:value-type="float">
            <text:p>1957.0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362.5" calcext:value-type="float">
            <text:p>362.5</text:p>
          </table:table-cell>
          <table:table-cell table:style-name="ce463" table:formula="of:=[.D6]-[.B7]+[.C7]" office:value-type="float" office:value="29362.85" calcext:value-type="float">
            <text:p>29362.85</text:p>
          </table:table-cell>
          <table:table-cell table:style-name="ce469"/>
          <table:table-cell table:style-name="ce451" office:value-type="date" office:date-value="2015-02-20" calcext:value-type="date">
            <text:p>20-Feb</text:p>
          </table:table-cell>
          <table:table-cell table:style-name="ce460"/>
          <table:table-cell table:style-name="ce460" office:value-type="float" office:value="49.21" calcext:value-type="float">
            <text:p>49.21</text:p>
          </table:table-cell>
          <table:table-cell table:style-name="ce501" table:formula="of:=[.I6]-[.G7]+[.H7]" office:value-type="float" office:value="4053.72" calcext:value-type="float">
            <text:p>4053.72</text:p>
          </table:table-cell>
          <table:table-cell table:style-name="ce184"/>
          <table:table-cell table:style-name="ce472" table:formula="of:=[.K6]+28" office:value-type="date" office:date-value="2019-10-14" calcext:value-type="date">
            <text:p>14-Oct</text:p>
          </table:table-cell>
          <table:table-cell table:style-name="ce460"/>
          <table:table-cell table:style-name="ce460" office:value-type="float" office:value="82.8" calcext:value-type="float">
            <text:p>82.8</text:p>
          </table:table-cell>
          <table:table-cell table:style-name="ce225" table:formula="of:=[.N6]-[.L7]+[.M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367.04" calcext:value-type="float">
            <text:p>367.04</text:p>
          </table:table-cell>
          <table:table-cell table:style-name="ce463" table:formula="of:=[.D7]-[.B8]+[.C8]" office:value-type="float" office:value="29729.89" calcext:value-type="float">
            <text:p>29729.89</text:p>
          </table:table-cell>
          <table:table-cell table:style-name="ce469"/>
          <table:table-cell table:style-name="ce451" office:value-type="date" office:date-value="2015-02-25" calcext:value-type="date">
            <text:p>25-Feb</text:p>
          </table:table-cell>
          <table:table-cell table:style-name="ce460"/>
          <table:table-cell table:style-name="ce460" office:value-type="float" office:value="7000" calcext:value-type="float">
            <text:p>7000</text:p>
          </table:table-cell>
          <table:table-cell table:style-name="ce501" table:formula="of:=[.I7]-[.G8]+[.H8]" office:value-type="float" office:value="11053.72" calcext:value-type="float">
            <text:p>11053.72</text:p>
          </table:table-cell>
          <table:table-cell table:style-name="ce184"/>
          <table:table-cell table:style-name="ce472" table:formula="of:=[.K7]+28" office:value-type="date" office:date-value="2019-11-11" calcext:value-type="date">
            <text:p>11-Nov</text:p>
          </table:table-cell>
          <table:table-cell table:style-name="ce460"/>
          <table:table-cell table:style-name="ce460" office:value-type="float" office:value="82.8" calcext:value-type="float">
            <text:p>82.8</text:p>
          </table:table-cell>
          <table:table-cell table:style-name="ce225" table:formula="of:=[.N7]-[.L8]+[.M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4" table:formula="of:=[.D8]-[.B9]+[.C9]" office:value-type="float" office:value="29729.89" calcext:value-type="float">
            <text:p>29729.89</text:p>
          </table:table-cell>
          <table:table-cell table:style-name="ce469"/>
          <table:table-cell table:style-name="ce451" office:value-type="date" office:date-value="2015-03-13" calcext:value-type="date">
            <text:p>13-Mar</text:p>
          </table:table-cell>
          <table:table-cell table:style-name="ce460" office:value-type="float" office:value="2500" calcext:value-type="float">
            <text:p>2500</text:p>
          </table:table-cell>
          <table:table-cell table:style-name="ce460"/>
          <table:table-cell table:style-name="ce501" table:formula="of:=[.I8]-[.G9]+[.H9]" office:value-type="float" office:value="8553.72" calcext:value-type="float">
            <text:p>8553.72</text:p>
          </table:table-cell>
          <table:table-cell table:style-name="ce184"/>
          <table:table-cell table:style-name="ce472" table:formula="of:=[.K8]+28" office:value-type="date" office:date-value="2019-12-09" calcext:value-type="date">
            <text:p>09-Dec</text:p>
          </table:table-cell>
          <table:table-cell table:style-name="ce460" table:number-columns-repeated="2"/>
          <table:table-cell table:style-name="ce225" table:formula="of:=[.N8]-[.L9]+[.M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9]-[.B10]+[.C10]" office:value-type="float" office:value="29729.89" calcext:value-type="float">
            <text:p>29729.89</text:p>
          </table:table-cell>
          <table:table-cell table:style-name="ce469"/>
          <table:table-cell table:style-name="ce451" office:value-type="date" office:date-value="2015-03-24" calcext:value-type="date">
            <text:p>24-Mar</text:p>
          </table:table-cell>
          <table:table-cell table:style-name="ce460" office:value-type="float" office:value="8500" calcext:value-type="float">
            <text:p>8500</text:p>
          </table:table-cell>
          <table:table-cell table:style-name="ce460"/>
          <table:table-cell table:style-name="ce501" table:formula="of:=[.I9]-[.G10]+[.H10]" office:value-type="float" office:value="53.7200000000012" calcext:value-type="float">
            <text:p>53.72</text:p>
          </table:table-cell>
          <table:table-cell table:style-name="ce184"/>
          <table:table-cell table:style-name="ce472" table:formula="of:=[.K9]+28" office:value-type="date" office:date-value="2020-01-06" calcext:value-type="date">
            <text:p>06-Jan</text:p>
          </table:table-cell>
          <table:table-cell table:style-name="ce460" table:number-columns-repeated="2"/>
          <table:table-cell table:style-name="ce225" table:formula="of:=[.N9]-[.L10]+[.M1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10]-[.B11]+[.C11]" office:value-type="float" office:value="29729.89" calcext:value-type="float">
            <text:p>29729.89</text:p>
          </table:table-cell>
          <table:table-cell table:style-name="ce469"/>
          <table:table-cell table:style-name="ce451"/>
          <table:table-cell table:style-name="ce460"/>
          <table:table-cell table:style-name="ce460" office:value-type="float" office:value="13.37" calcext:value-type="float">
            <text:p>13.37</text:p>
          </table:table-cell>
          <table:table-cell table:style-name="ce501" table:formula="of:=[.I10]-[.G11]+[.H11]" office:value-type="float" office:value="67.0900000000012" calcext:value-type="float">
            <text:p>67.09</text:p>
          </table:table-cell>
          <table:table-cell table:style-name="ce184"/>
          <table:table-cell table:style-name="ce472" table:formula="of:=[.K10]+28" office:value-type="date" office:date-value="2020-02-03" calcext:value-type="date">
            <text:p>03-Feb</text:p>
          </table:table-cell>
          <table:table-cell table:style-name="ce460" table:number-columns-repeated="2"/>
          <table:table-cell table:style-name="ce225" table:formula="of:=[.N10]-[.L11]+[.M11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/>
          <table:table-cell table:style-name="ce460" table:formula="of:=1.13+0.91" office:value-type="float" office:value="2.04" calcext:value-type="float">
            <text:p>2.04</text:p>
          </table:table-cell>
          <table:table-cell table:style-name="ce501" table:formula="of:=[.I11]-[.G12]+[.H12]" office:value-type="float" office:value="69.1300000000012" calcext:value-type="float">
            <text:p>69.13</text:p>
          </table:table-cell>
          <table:table-cell table:style-name="ce184"/>
          <table:table-cell table:style-name="ce472" table:formula="of:=[.K11]+28" office:value-type="date" office:date-value="2020-03-02" calcext:value-type="date">
            <text:p>02-Mar</text:p>
          </table:table-cell>
          <table:table-cell table:style-name="ce460" table:number-columns-repeated="2"/>
          <table:table-cell table:style-name="ce225" table:formula="of:=[.N11]-[.L12]+[.M12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51"/>
          <table:table-cell table:style-name="ce460"/>
          <table:table-cell table:style-name="ce460" office:value-type="float" office:value="0.87" calcext:value-type="float">
            <text:p>0.87</text:p>
          </table:table-cell>
          <table:table-cell table:style-name="ce501" table:formula="of:=[.I12]-[.G13]+[.H13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2]+28" office:value-type="date" office:date-value="2020-03-30" calcext:value-type="date">
            <text:p>30-Mar</text:p>
          </table:table-cell>
          <table:table-cell table:style-name="ce460" table:number-columns-repeated="2"/>
          <table:table-cell table:style-name="ce225" table:formula="of:=[.N12]-[.L13]+[.M13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451"/>
          <table:table-cell table:style-name="ce460" table:number-columns-repeated="2"/>
          <table:table-cell table:style-name="ce501" table:formula="of:=[.I13]-[.G14]+[.H14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3]+28" office:value-type="date" office:date-value="2020-04-27" calcext:value-type="date">
            <text:p>27-Apr</text:p>
          </table:table-cell>
          <table:table-cell table:style-name="ce460" table:number-columns-repeated="2"/>
          <table:table-cell table:style-name="ce225" table:formula="of:=[.N13]-[.L14]+[.M14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58 LW</text:p>
          </table:table-cell>
          <table:table-cell table:style-name="ce454" table:number-columns-repeated="3"/>
          <table:table-cell table:style-name="ce468"/>
          <table:table-cell table:style-name="ce451"/>
          <table:table-cell table:style-name="ce460" table:number-columns-repeated="2"/>
          <table:table-cell table:style-name="ce501" table:formula="of:=[.I14]-[.G15]+[.H15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4]+28" office:value-type="date" office:date-value="2020-05-25" calcext:value-type="date">
            <text:p>25-May</text:p>
          </table:table-cell>
          <table:table-cell table:style-name="ce460" table:number-columns-repeated="2"/>
          <table:table-cell table:style-name="ce225" table:formula="of:=[.N14]-[.L15]+[.M15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505833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 table:number-columns-repeated="2"/>
          <table:table-cell table:style-name="ce501" table:formula="of:=[.I15]-[.G16]+[.H16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5]+28" office:value-type="date" office:date-value="2020-06-22" calcext:value-type="date">
            <text:p>22-Jun</text:p>
          </table:table-cell>
          <table:table-cell table:style-name="ce460" table:number-columns-repeated="2"/>
          <table:table-cell table:style-name="ce225" table:formula="of:=[.N15]-[.L16]+[.M16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6]-[.G17]+[.H17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6]+28" office:value-type="date" office:date-value="2020-07-20" calcext:value-type="date">
            <text:p>20-Jul</text:p>
          </table:table-cell>
          <table:table-cell table:style-name="ce460" table:number-columns-repeated="2"/>
          <table:table-cell table:style-name="ce225" table:formula="of:=[.N16]-[.L17]+[.M17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5602.75" calcext:value-type="float">
            <text:p>15602.75</text:p>
          </table:table-cell>
          <table:table-cell table:style-name="ce463" table:formula="of:=[.D17]-[.B18]+[.C18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7]-[.G18]+[.H18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7]+28" office:value-type="date" office:date-value="2020-08-17" calcext:value-type="date">
            <text:p>17-Aug</text:p>
          </table:table-cell>
          <table:table-cell table:style-name="ce460" table:number-columns-repeated="2"/>
          <table:table-cell table:style-name="ce225" table:formula="of:=[.N17]-[.L18]+[.M1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136.26" calcext:value-type="float">
            <text:p>136.26</text:p>
          </table:table-cell>
          <table:table-cell table:style-name="ce463" table:formula="of:=[.D18]-[.B19]+[.C19]" office:value-type="float" office:value="15739.01" calcext:value-type="float">
            <text:p>15739.01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8]-[.G19]+[.H19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8]+28" office:value-type="date" office:date-value="2020-09-14" calcext:value-type="date">
            <text:p>14-Sep</text:p>
          </table:table-cell>
          <table:table-cell table:style-name="ce460" table:number-columns-repeated="2"/>
          <table:table-cell table:style-name="ce225" table:formula="of:=[.N18]-[.L19]+[.M1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196.74" calcext:value-type="float">
            <text:p>196.74</text:p>
          </table:table-cell>
          <table:table-cell table:style-name="ce463" table:formula="of:=[.D19]-[.B20]+[.C20]" office:value-type="float" office:value="15935.75" calcext:value-type="float">
            <text:p>15935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9]-[.G20]+[.H20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9]+28" office:value-type="date" office:date-value="2020-10-12" calcext:value-type="date">
            <text:p>12-Oct</text:p>
          </table:table-cell>
          <table:table-cell table:style-name="ce460" table:number-columns-repeated="2"/>
          <table:table-cell table:style-name="ce225" table:formula="of:=[.N19]-[.L20]+[.M2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199.2" calcext:value-type="float">
            <text:p>199.2</text:p>
          </table:table-cell>
          <table:table-cell table:style-name="ce463" table:formula="of:=[.D20]-[.B21]+[.C21]" office:value-type="float" office:value="16134.95" calcext:value-type="float">
            <text:p>16134.9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0]-[.G21]+[.H21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0]+28" office:value-type="date" office:date-value="2020-11-09" calcext:value-type="date">
            <text:p>09-Nov</text:p>
          </table:table-cell>
          <table:table-cell table:style-name="ce460" table:number-columns-repeated="2"/>
          <table:table-cell table:style-name="ce225" table:formula="of:=[.N20]-[.L21]+[.M21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1]-[.B22]+[.C22]" office:value-type="float" office:value="16134.95" calcext:value-type="float">
            <text:p>16134.9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1]-[.G22]+[.H22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1]+28" office:value-type="date" office:date-value="2020-12-07" calcext:value-type="date">
            <text:p>07-Dec</text:p>
          </table:table-cell>
          <table:table-cell table:style-name="ce460" table:number-columns-repeated="2"/>
          <table:table-cell table:style-name="ce225" table:formula="of:=[.N21]-[.L22]+[.M22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2]-[.B23]+[.C23]" office:value-type="float" office:value="16134.95" calcext:value-type="float">
            <text:p>16134.9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2]-[.G23]+[.H23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2]-[.L23]+[.M23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3]-[.B24]+[.C24]" office:value-type="float" office:value="16134.95" calcext:value-type="float">
            <text:p>16134.9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3]-[.G24]+[.H24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3]-[.L24]+[.M24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24]-[.B25]+[.C25]" office:value-type="float" office:value="16134.95" calcext:value-type="float">
            <text:p>16134.9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4]-[.G25]+[.H25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4]-[.L25]+[.M25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502" table:formula="of:=[.I25]-[.G26]+[.H26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5]-[.L26]+[.M26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number-columns-repeated="3"/>
          <table:table-cell table:style-name="ce32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6]-[.L27]+[.M27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184"/>
          <table:table-cell table:number-columns-repeated="4"/>
          <table:table-cell table:style-name="ce474" office:value-type="string" calcext:value-type="string">
            <text:p>Nationwide Invest Direct</text:p>
          </table:table-cell>
          <table:table-cell table:style-name="ce487"/>
          <table:table-cell table:style-name="ce497"/>
          <table:table-cell table:style-name="ce503"/>
          <table:table-cell table:style-name="ce184"/>
          <table:table-cell table:style-name="ce472"/>
          <table:table-cell table:style-name="ce460" table:number-columns-repeated="2"/>
          <table:table-cell table:style-name="ce225" table:formula="of:=[.N27]-[.L28]+[.M2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4" office:value-type="string" calcext:value-type="string">
            <text:p>Virgin Money 3 Year Fixed Rate E-ISA Issue 93 LW Legacy</text:p>
          </table:table-cell>
          <table:table-cell table:style-name="ce454" table:number-columns-repeated="3"/>
          <table:table-cell table:style-name="ce468"/>
          <table:table-cell table:style-name="ce475" office:value-type="string" calcext:value-type="string">
            <text:p>Ms Wikes &amp; Mr Gadsby</text:p>
          </table:table-cell>
          <table:table-cell table:style-name="ce488"/>
          <table:table-cell table:style-name="ce498"/>
          <table:table-cell table:style-name="ce50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8]-[.L29]+[.M2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float" office:value="61356232" calcext:value-type="float">
            <text:p>61356232</text:p>
          </table:table-cell>
          <table:table-cell table:style-name="ce455" table:number-columns-repeated="2"/>
          <table:table-cell table:style-name="ce469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91" office:value-type="string" calcext:value-type="string">
            <text:p>85430223</text:p>
          </table:table-cell>
          <table:table-cell table:style-name="ce504"/>
          <table:table-cell table:style-name="ce184"/>
          <table:table-cell table:style-name="ce453" office:value-type="string" calcext:value-type="string">
            <text:p>Total </text:p>
          </table:table-cell>
          <table:table-cell table:style-name="ce515" table:number-columns-repeated="2"/>
          <table:table-cell table:style-name="ce467" table:formula="of:=[.N29]-[.L30]+[.M3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/>
          <table:table-cell table:style-name="ce469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0 30</text:p>
          </table:table-cell>
          <table:table-cell table:style-name="ce504"/>
          <table:table-cell table:style-name="ce184"/>
          <table:table-cell table:number-columns-repeated="54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6184.36" calcext:value-type="float">
            <text:p>6184.36</text:p>
          </table:table-cell>
          <table:table-cell table:style-name="ce463" table:formula="of:=[.D31]-[.B32]+[.C32]" office:value-type="float" office:value="6184.36" calcext:value-type="float">
            <text:p>6184.36</text:p>
          </table:table-cell>
          <table:table-cell table:style-name="ce469"/>
          <table:table-cell table:style-name="ce476"/>
          <table:table-cell table:style-name="ce489"/>
          <table:table-cell table:style-name="ce498"/>
          <table:table-cell table:style-name="ce504"/>
          <table:table-cell table:style-name="ce184"/>
          <table:table-cell table:style-name="ce474" office:value-type="string" calcext:value-type="string">
            <text:p>Nationwide Flex Account</text:p>
          </table:table-cell>
          <table:table-cell table:style-name="ce487"/>
          <table:table-cell table:style-name="ce521" table:number-columns-repeated="2"/>
          <table:table-cell table:style-name="ce503"/>
          <table:table-cell table:number-columns-repeated="49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54.01" calcext:value-type="float">
            <text:p>54.01</text:p>
          </table:table-cell>
          <table:table-cell table:style-name="ce463" table:formula="of:=[.D32]-[.B33]+[.C33]" office:value-type="float" office:value="6238.37" calcext:value-type="float">
            <text:p>6238.37</text:p>
          </table:table-cell>
          <table:table-cell table:style-name="ce469"/>
          <table:table-cell table:style-name="ce477"/>
          <table:table-cell table:style-name="ce489"/>
          <table:table-cell table:style-name="ce498"/>
          <table:table-cell table:style-name="ce504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MR MR GADSBY</text:p>
          </table:table-cell>
          <table:table-cell table:style-name="ce278" table:number-columns-repeated="3"/>
          <table:table-cell table:style-name="ce531"/>
          <table:table-cell table:number-columns-repeated="49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77.98" calcext:value-type="float">
            <text:p>77.98</text:p>
          </table:table-cell>
          <table:table-cell table:style-name="ce463" table:formula="of:=[.D33]-[.B34]+[.C34]" office:value-type="float" office:value="6316.35" calcext:value-type="float">
            <text:p>6316.35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3]-[.G34]+[.H34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88" office:value-type="string" calcext:value-type="string">
            <text:p>03153328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/>
          <table:table-cell table:style-name="ce455" office:value-type="float" office:value="78.95" calcext:value-type="float">
            <text:p>78.95</text:p>
          </table:table-cell>
          <table:table-cell table:style-name="ce463" table:formula="of:=[.D34]-[.B35]+[.C35]" office:value-type="float" office:value="6395.3" calcext:value-type="float">
            <text:p>6395.3</text:p>
          </table:table-cell>
          <table:table-cell table:style-name="ce469"/>
          <table:table-cell table:style-name="ce478"/>
          <table:table-cell table:style-name="ce490"/>
          <table:table-cell table:style-name="ce498"/>
          <table:table-cell table:style-name="ce295" table:formula="of:=[.I34]-[.G35]+[.H35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1 16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5]-[.B36]+[.C36]" office:value-type="float" office:value="6395.3" calcext:value-type="float">
            <text:p>6395.3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5]-[.G36]+[.H36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Card Number:</text:p>
          </table:table-cell>
          <table:table-cell table:style-name="ce490"/>
          <table:table-cell table:style-name="ce278" office:value-type="string" calcext:value-type="string">
            <text:p>4543 1338 9410 7429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6]-[.B37]+[.C37]" office:value-type="float" office:value="6395.3" calcext:value-type="float">
            <text:p>6395.3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6]-[.G37]+[.H37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From </text:p>
          </table:table-cell>
          <table:table-cell table:style-name="ce489"/>
          <table:table-cell table:style-name="ce522" office:value-type="string" calcext:value-type="string">
            <text:p>07/08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7]-[.B38]+[.C38]" office:value-type="float" office:value="6395.3" calcext:value-type="float">
            <text:p>6395.3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7]-[.G38]+[.H38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To</text:p>
          </table:table-cell>
          <table:table-cell table:style-name="ce489"/>
          <table:table-cell table:style-name="ce522" office:value-type="string" calcext:value-type="string">
            <text:p>07/11</text:p>
          </table:table-cell>
          <table:table-cell table:style-name="ce498"/>
          <table:table-cell table:style-name="ce295"/>
          <table:table-cell table:number-columns-repeated="4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38]-[.B39]+[.C39]" office:value-type="float" office:value="6395.3" calcext:value-type="float">
            <text:p>6395.3</text:p>
          </table:table-cell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8]-[.G39]+[.H39]" office:value-type="float" office:value="201.22" calcext:value-type="float">
            <text:p>201.22</text:p>
          </table:table-cell>
          <table:table-cell table:style-name="ce184"/>
          <table:table-cell table:style-name="ce475"/>
          <table:table-cell table:style-name="ce489"/>
          <table:table-cell table:style-name="ce498" office:value-type="float" office:value="107" calcext:value-type="float">
            <text:p>107</text:p>
          </table:table-cell>
          <table:table-cell table:style-name="ce498"/>
          <table:table-cell table:style-name="ce504"/>
          <table:table-cell table:number-columns-repeated="49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9]-[.G40]+[.H40]" office:value-type="float" office:value="201.22" calcext:value-type="float">
            <text:p>201.22</text:p>
          </table:table-cell>
          <table:table-cell table:style-name="ce184"/>
          <table:table-cell table:style-name="ce509"/>
          <table:table-cell table:style-name="ce516" office:value-type="date" office:date-value="2015-05-19" calcext:value-type="date">
            <text:p>19-May</text:p>
          </table:table-cell>
          <table:table-cell table:style-name="ce523"/>
          <table:table-cell table:style-name="ce527"/>
          <table:table-cell table:style-name="ce53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/>
          <table:table-cell table:style-name="ce505" table:formula="of:=[.I40]-[.G41]+[.H41]" office:value-type="float" office:value="201.22" calcext:value-type="float">
            <text:p>201.22</text:p>
          </table:table-cell>
          <table:table-cell/>
          <table:table-cell table:style-name="ce475"/>
          <table:table-cell table:style-name="ce489"/>
          <table:table-cell table:style-name="ce498" table:number-columns-repeated="2"/>
          <table:table-cell table:style-name="ce295" table:formula="of:=[.O40]-[.M41]+[.N4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475"/>
          <table:table-cell table:style-name="ce489"/>
          <table:table-cell table:style-name="ce498" table:number-columns-repeated="2"/>
          <table:table-cell table:style-name="ce295" table:formula="of:=[.O41]-[.M42]+[.N4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0" office:value-type="string" calcext:value-type="string">
            <text:p>Molly Alice Gadsby - Cash Child Trust Fund</text:p>
          </table:table-cell>
          <table:table-cell table:style-name="ce459" table:number-columns-repeated="2"/>
          <table:table-cell table:style-name="ce466"/>
          <table:table-cell/>
          <table:table-cell table:style-name="ce480" office:value-type="string" calcext:value-type="string">
            <text:p>Tesco Internet Save </text:p>
          </table:table-cell>
          <table:table-cell table:style-name="ce493" table:number-columns-repeated="2"/>
          <table:table-cell table:style-name="ce506"/>
          <table:table-cell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 table:number-columns-repeated="2"/>
          <table:table-cell table:style-name="ce505" table:formula="of:=[.O42]-[.M43]+[.N43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1" office:value-type="string" calcext:value-type="string">
            <text:p>Nationwide</text:p>
          </table:table-cell>
          <table:table-cell table:style-name="ce460"/>
          <table:table-cell table:style-name="ce460" office:value-type="string" calcext:value-type="string">
            <text:p>PH856072A</text:p>
          </table:table-cell>
          <table:table-cell table:style-name="ce225"/>
          <table:table-cell/>
          <table:table-cell table:style-name="ce481" office:value-type="string" calcext:value-type="string">
            <text:p>Account No:</text:p>
          </table:table-cell>
          <table:table-cell table:style-name="ce494" table:number-columns-repeated="2"/>
          <table:table-cell table:style-name="ce507"/>
          <table:table-cell table:number-columns-repeated="55"/>
        </table:table-row>
        <table:table-row table:style-name="ro1">
          <table:table-cell table:style-name="ce451"/>
          <table:table-cell table:style-name="ce460" table:number-columns-repeated="2"/>
          <table:table-cell table:style-name="ce225"/>
          <table:table-cell/>
          <table:table-cell table:style-name="ce481" office:value-type="string" calcext:value-type="string">
            <text:p>Sort Code:</text:p>
          </table:table-cell>
          <table:table-cell table:style-name="ce494" table:number-columns-repeated="2"/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1"/>
          <table:table-cell table:style-name="ce460" table:number-columns-repeated="2"/>
          <table:table-cell table:style-name="ce225" office:value-type="float" office:value="1665.01" calcext:value-type="float">
            <text:p>1665.01</text:p>
          </table:table-cell>
          <table:table-cell/>
          <table:table-cell table:style-name="ce481" office:value-type="string" calcext:value-type="string">
            <text:p>Reference No. </text:p>
          </table:table-cell>
          <table:table-cell table:style-name="ce494"/>
          <table:table-cell table:style-name="ce500" office:value-type="string" calcext:value-type="string">
            <text:p>2009010714914</text:p>
          </table:table-cell>
          <table:table-cell table:style-name="ce507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452" office:value-type="date" office:date-value="2012-10-15" calcext:value-type="date">
            <text:p>15-Oct-12</text:p>
          </table:table-cell>
          <table:table-cell table:style-name="ce460"/>
          <table:table-cell table:style-name="ce460" office:value-type="float" office:value="18.33" calcext:value-type="float">
            <text:p>18.33</text:p>
          </table:table-cell>
          <table:table-cell table:style-name="ce225" table:formula="of:=[.D46]-[.B47]+[.C47]" office:value-type="float" office:value="1683.34" calcext:value-type="float">
            <text:p>1683.34</text:p>
          </table:table-cell>
          <table:table-cell/>
          <table:table-cell table:style-name="ce482" office:value-type="string" calcext:value-type="string">
            <text:p>Word</text:p>
          </table:table-cell>
          <table:table-cell table:style-name="ce495"/>
          <table:table-cell table:style-name="ce494" office:value-type="string" calcext:value-type="string">
            <text:p>Florence</text:p>
          </table:table-cell>
          <table:table-cell table:style-name="ce507"/>
          <table:table-cell table:number-columns-repeated="55"/>
        </table:table-row>
        <table:table-row table:style-name="ro1">
          <table:table-cell table:style-name="ce452" office:value-type="date" office:date-value="2013-10-15" calcext:value-type="date">
            <text:p>15-Oct-13</text:p>
          </table:table-cell>
          <table:table-cell table:style-name="ce460"/>
          <table:table-cell table:style-name="ce460" office:value-type="float" office:value="18.49" calcext:value-type="float">
            <text:p>18.49</text:p>
          </table:table-cell>
          <table:table-cell table:style-name="ce225" table:formula="of:=[.D47]-[.B48]+[.C48]" office:value-type="float" office:value="1701.83" calcext:value-type="float">
            <text:p>1701.83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/>
          <table:table-cell/>
          <table:table-cell table:style-name="ce510" office:value-type="string" calcext:value-type="string">
            <text:p>Fixed Rate ISA (39)</text:p>
          </table:table-cell>
          <table:table-cell table:style-name="ce517" table:number-columns-repeated="2"/>
          <table:table-cell table:style-name="ce517" office:value-type="string" calcext:value-type="string">
            <text:p>MG 2017 allowence</text:p>
          </table:table-cell>
          <table:table-cell table:style-name="ce517"/>
          <table:table-cell table:style-name="ce533"/>
          <table:table-cell table:number-columns-repeated="48"/>
        </table:table-row>
        <table:table-row table:style-name="ro1">
          <table:table-cell table:style-name="ce452" office:value-type="date" office:date-value="2014-10-15" calcext:value-type="date">
            <text:p>15-Oct-14</text:p>
          </table:table-cell>
          <table:table-cell table:style-name="ce460"/>
          <table:table-cell table:style-name="ce460" office:value-type="float" office:value="18.71" calcext:value-type="float">
            <text:p>18.71</text:p>
          </table:table-cell>
          <table:table-cell table:style-name="ce225" table:formula="of:=[.D48]-[.B49]+[.C49]" office:value-type="float" office:value="1720.54" calcext:value-type="float">
            <text:p>1720.54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 office:value-type="float" office:value="0" calcext:value-type="float">
            <text:p>0</text:p>
          </table:table-cell>
          <table:table-cell/>
          <table:table-cell table:style-name="ce511" office:value-type="string" calcext:value-type="string">
            <text:p>Account No:</text:p>
          </table:table-cell>
          <table:table-cell table:style-name="ce518" office:value-type="string" calcext:value-type="string">
            <text:p>(9)71283485</text:p>
          </table:table-cell>
          <table:table-cell table:style-name="ce524" office:value-type="string" calcext:value-type="string">
            <text:p>40-63-01</text:p>
          </table:table-cell>
          <table:table-cell table:style-name="ce518" office:value-type="string" calcext:value-type="string">
            <text:p>Coventry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5-10-15" calcext:value-type="date">
            <text:p>15-Oct-15</text:p>
          </table:table-cell>
          <table:table-cell table:style-name="ce460"/>
          <table:table-cell table:style-name="ce460" office:value-type="float" office:value="38.48" calcext:value-type="float">
            <text:p>38.48</text:p>
          </table:table-cell>
          <table:table-cell table:style-name="ce225" table:formula="of:=[.D49]-[.B50]+[.C50]" office:value-type="float" office:value="1759.02" calcext:value-type="float">
            <text:p>1759.02</text:p>
          </table:table-cell>
          <table:table-cell/>
          <table:table-cell table:style-name="ce483"/>
          <table:table-cell table:style-name="ce494" table:number-columns-repeated="2"/>
          <table:table-cell table:style-name="ce507" office:value-type="float" office:value="21.89" calcext:value-type="float">
            <text:p>21.89</text:p>
          </table:table-cell>
          <table:table-cell/>
          <table:table-cell table:style-name="ce511" office:value-type="string" calcext:value-type="string">
            <text:p>Rate</text:p>
          </table:table-cell>
          <table:table-cell table:style-name="ce519" office:value-type="percentage" office:value="0.014" calcext:value-type="percentage">
            <text:p>1.40%</text:p>
          </table:table-cell>
          <table:table-cell table:style-name="ce518"/>
          <table:table-cell table:style-name="ce528" office:value-type="float" office:value="0" calcext:value-type="float">
            <text:p>0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6-10-15" calcext:value-type="date">
            <text:p>15-Oct-16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0]-[.B51]+[.C51]" office:value-type="float" office:value="1815.68" calcext:value-type="float">
            <text:p>1815.68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0]-[.G51]+[.H51]" office:value-type="float" office:value="21.89" calcext:value-type="float">
            <text:p>21.89</text:p>
          </table:table-cell>
          <table:table-cell/>
          <table:table-cell table:style-name="ce512" office:value-type="date" office:date-value="2017-04-25" calcext:value-type="date">
            <text:p>25 Apr 2017</text:p>
          </table:table-cell>
          <table:table-cell table:style-name="ce518"/>
          <table:table-cell table:style-name="ce518" office:value-type="float" office:value="12500" calcext:value-type="float">
            <text:p>12500</text:p>
          </table:table-cell>
          <table:table-cell table:style-name="ce529" table:formula="of:=[.N50]-[.L51]+[.M51]" office:value-type="float" office:value="12500" calcext:value-type="float">
            <text:p>12500</text:p>
          </table:table-cell>
          <table:table-cell table:style-name="ce518" office:value-type="string" calcext:value-type="string">
            <text:p>MG 2017</text:p>
          </table:table-cell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7-10-15" calcext:value-type="date">
            <text:p>15-Oct-17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1]-[.G52]+[.H52]" office:value-type="float" office:value="21.89" calcext:value-type="float">
            <text:p>21.89</text:p>
          </table:table-cell>
          <table:table-cell/>
          <table:table-cell table:style-name="ce512" office:value-type="date" office:date-value="2017-05-31" calcext:value-type="date">
            <text:p>31 May 2017</text:p>
          </table:table-cell>
          <table:table-cell table:style-name="ce518"/>
          <table:table-cell table:style-name="ce518" office:value-type="float" office:value="17.26" calcext:value-type="float">
            <text:p>17.26</text:p>
          </table:table-cell>
          <table:table-cell table:style-name="ce529" table:formula="of:=[.N51]-[.L52]+[.M52]" office:value-type="float" office:value="12517.26" calcext:value-type="float">
            <text:p>12517.26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1000" calcext:value-type="float">
            <text:p>1000</text:p>
          </table:table-cell>
          <table:table-cell table:style-name="ce225" table:formula="of:=[.D52]-[.B53]+[.C53]" office:value-type="float" office:value="2872.34" calcext:value-type="float">
            <text:p>2872.34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2]-[.G53]+[.H53]" office:value-type="float" office:value="21.89" calcext:value-type="float">
            <text:p>21.89</text:p>
          </table:table-cell>
          <table:table-cell/>
          <table:table-cell table:style-name="ce512" office:value-type="date" office:date-value="2018-05-31" calcext:value-type="date">
            <text:p>31 May 2018</text:p>
          </table:table-cell>
          <table:table-cell table:style-name="ce518"/>
          <table:table-cell table:style-name="ce518" office:value-type="float" office:value="175.24" calcext:value-type="float">
            <text:p>175.24</text:p>
          </table:table-cell>
          <table:table-cell table:style-name="ce529" table:formula="of:=[.N52]-[.L53]+[.M53]" office:value-type="float" office:value="12692.5" calcext:value-type="float">
            <text:p>12692.5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3]-[.G54]+[.H54]" office:value-type="float" office:value="21.89" calcext:value-type="float">
            <text:p>21.89</text:p>
          </table:table-cell>
          <table:table-cell/>
          <table:table-cell table:style-name="ce512"/>
          <table:table-cell table:style-name="ce518"/>
          <table:table-cell table:style-name="ce518" office:value-type="float" office:value="177.7" calcext:value-type="float">
            <text:p>177.7</text:p>
          </table:table-cell>
          <table:table-cell table:style-name="ce529" table:formula="of:=[.N53]-[.L54]+[.M54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2" office:value-type="date" office:date-value="2019-01-28" calcext:value-type="date">
            <text:p>28-Jan-19</text:p>
          </table:table-cell>
          <table:table-cell table:style-name="ce460" office:value-type="float" office:value="280" calcext:value-type="float">
            <text:p>280</text:p>
          </table:table-cell>
          <table:table-cell table:style-name="ce460"/>
          <table:table-cell table:style-name="ce225" table:formula="of:=[.D54]-[.B55]+[.C55]" office:value-type="float" office:value="2649" calcext:value-type="float">
            <text:p>2649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4]-[.G55]+[.H55]" office:value-type="float" office:value="21.89" calcext:value-type="float">
            <text:p>21.89</text:p>
          </table:table-cell>
          <table:table-cell/>
          <table:table-cell table:style-name="ce513" office:value-type="string" calcext:value-type="string">
            <text:p>Total</text:p>
          </table:table-cell>
          <table:table-cell table:style-name="ce518" table:number-columns-repeated="2"/>
          <table:table-cell table:style-name="ce530" table:formula="of:=[.N54]-[.L55]+[.M55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48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5]-[.B56]+[.C56]" office:value-type="float" office:value="2649" calcext:value-type="float">
            <text:p>2649</text:p>
          </table:table-cell>
          <table:table-cell/>
          <table:table-cell table:style-name="ce485" office:value-type="string" calcext:value-type="string">
            <text:p>Total</text:p>
          </table:table-cell>
          <table:table-cell table:style-name="ce496" table:number-columns-repeated="2"/>
          <table:table-cell table:style-name="ce508" table:formula="of:=[.I55]-[.G56]+[.H56]" office:value-type="float" office:value="21.89" calcext:value-type="float">
            <text:p>21.89</text:p>
          </table:table-cell>
          <table:table-cell/>
          <table:table-cell table:style-name="ce514" office:value-type="string" calcext:value-type="string">
            <text:p>Matures </text:p>
          </table:table-cell>
          <table:table-cell table:style-name="ce520" office:value-type="date" office:date-value="2020-05-31" calcext:value-type="date">
            <text:p>31 May 2020</text:p>
          </table:table-cell>
          <table:table-cell table:style-name="ce525" table:number-columns-repeated="3"/>
          <table:table-cell table:style-name="ce536"/>
          <table:table-cell table:number-columns-repeated="48"/>
        </table:table-row>
        <table:table-row table:style-name="ro4">
          <table:table-cell table:style-name="ce451"/>
          <table:table-cell table:style-name="ce460" table:number-columns-repeated="2"/>
          <table:table-cell table:style-name="ce225" table:formula="of:=[.D56]-[.B57]+[.C57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7]-[.B58]+[.C58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8]-[.B59]+[.C59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467" table:formula="of:=[.D59]-[.B60]+[.C60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336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1">
          <table:table-cell table:number-columns-repeated="16"/>
          <table:table-cell table:style-name="ce339" table:number-columns-repeated="4"/>
          <table:table-cell table:number-columns-repeated="4"/>
          <table:table-cell table:style-name="ce32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2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62"/>
        <table:table-column table:style-name="co39" table:default-cell-style-name="ce262"/>
        <table:table-column table:style-name="co12" table:default-cell-style-name="ce553"/>
        <table:table-column table:style-name="co20" table:default-cell-style-name="ce184"/>
        <table:table-column table:style-name="co40" table:default-cell-style-name="ce184"/>
        <table:table-column table:style-name="co17" table:number-columns-repeated="2" table:default-cell-style-name="ce184"/>
        <table:table-column table:style-name="co41" table:default-cell-style-name="ce184"/>
        <table:table-column table:style-name="co42" table:default-cell-style-name="ce184"/>
        <table:table-column table:style-name="co7" table:default-cell-style-name="ce324"/>
        <table:table-column table:style-name="co16" table:default-cell-style-name="ce184"/>
        <table:table-column table:style-name="co43" table:default-cell-style-name="ce184"/>
        <table:table-column table:style-name="co15" table:default-cell-style-name="ce254"/>
        <table:table-column table:style-name="co7" table:default-cell-style-name="ce184"/>
        <table:table-column table:style-name="co15" table:number-columns-repeated="50" table:default-cell-style-name="ce254"/>
        <table:table-row table:style-name="ro1">
          <table:table-cell table:style-name="ce537" office:value-type="string" calcext:value-type="string">
            <text:p>Bill</text:p>
          </table:table-cell>
          <table:table-cell table:style-name="ce543"/>
          <table:table-cell table:style-name="ce550" office:value-type="string" calcext:value-type="string">
            <text:p>Date Due</text:p>
          </table:table-cell>
          <table:table-cell table:style-name="ce554" office:value-type="string" calcext:value-type="string">
            <text:p>Amount</text:p>
          </table:table-cell>
          <table:table-cell table:style-name="ce55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2]" office:value-type="date" office:date-value="2019-05-25" calcext:value-type="date">
            <text:p>19</text:p>
          </table:table-cell>
          <table:table-cell table:style-name="ce551" office:value-type="date" office:date-value="2019-05-25" calcext:value-type="date">
            <text:p>25-May</text:p>
          </table:table-cell>
          <table:table-cell table:style-name="ce555"/>
          <table:table-cell table:style-name="ce560" table:formula="of:=[.$E$85]" office:value-type="float" office:value="465.693333333333" calcext:value-type="float">
            <text:p>£465.69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]" office:value-type="date" office:date-value="2020-05-25" calcext:value-type="date">
            <text:p>20</text:p>
          </table:table-cell>
          <table:table-cell table:style-name="ce551" office:value-type="date" office:date-value="2020-05-25" calcext:value-type="date">
            <text:p>25-May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]-[.D3]" office:value-type="float" office:value="308.693333333333" calcext:value-type="float">
            <text:p>£30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Water</text:p>
          </table:table-cell>
          <table:table-cell table:style-name="ce545" table:formula="of:=[.C4]" office:value-type="date" office:date-value="2020-05-28" calcext:value-type="date">
            <text:p>20</text:p>
          </table:table-cell>
          <table:table-cell table:style-name="ce551" office:value-type="date" office:date-value="2020-05-28" calcext:value-type="date">
            <text:p>28-May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3]-[.D4]" office:value-type="float" office:value="8.69333333333333" calcext:value-type="float">
            <text:p>£8.6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]" office:value-type="date" office:date-value="2020-06-01" calcext:value-type="date">
            <text:p>20</text:p>
          </table:table-cell>
          <table:table-cell table:style-name="ce551" office:value-type="date" office:date-value="2020-06-01" calcext:value-type="date">
            <text:p>01-Ju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]-[.D5]" office:value-type="float" office:value="-27.3066666666667" calcext:value-type="float">
            <text:p>-£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]" office:value-type="date" office:date-value="2020-06-03" calcext:value-type="date">
            <text:p>20</text:p>
          </table:table-cell>
          <table:table-cell table:style-name="ce551" office:value-type="date" office:date-value="2020-06-03" calcext:value-type="date">
            <text:p>03-Ju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]-[.D6]" office:value-type="float" office:value="-127.306666666667" calcext:value-type="float">
            <text:p>-£127.3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]" office:value-type="date" office:date-value="2020-06-12" calcext:value-type="date">
            <text:p>20</text:p>
          </table:table-cell>
          <table:table-cell table:style-name="ce551" office:value-type="date" office:date-value="2020-06-12" calcext:value-type="date">
            <text:p>12-Ju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]-[.D7]" office:value-type="float" office:value="-139.416666666667" calcext:value-type="float">
            <text:p>-£139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]" office:value-type="date" office:date-value="2020-06-20" calcext:value-type="date">
            <text:p>20</text:p>
          </table:table-cell>
          <table:table-cell table:style-name="ce551" office:value-type="date" office:date-value="2020-06-20" calcext:value-type="date">
            <text:p>20-Ju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]-[.D8]" office:value-type="float" office:value="-174.416666666667" calcext:value-type="float">
            <text:p>-£174.4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T</text:p>
          </table:table-cell>
          <table:table-cell table:style-name="ce545" table:formula="of:=[.C9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8]-[.D9]" office:value-type="float" office:value="-331.416666666667" calcext:value-type="float">
            <text:p>-£331.42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0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5"/>
          <table:table-cell table:style-name="ce560" table:formula="of:=[.E9]+[.$E$85]" office:value-type="float" office:value="134.276666666667" calcext:value-type="float">
            <text:p>£134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1]" office:value-type="date" office:date-value="2020-07-01" calcext:value-type="date">
            <text:p>20</text:p>
          </table:table-cell>
          <table:table-cell table:style-name="ce551" office:value-type="date" office:date-value="2020-07-01" calcext:value-type="date">
            <text:p>01-Jul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0]-[.D11]" office:value-type="float" office:value="98.2766666666666" calcext:value-type="float">
            <text:p>£98.2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2]" office:value-type="date" office:date-value="2020-07-03" calcext:value-type="date">
            <text:p>20</text:p>
          </table:table-cell>
          <table:table-cell table:style-name="ce551" office:value-type="date" office:date-value="2020-07-03" calcext:value-type="date">
            <text:p>03-Jul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1]-[.D12]" office:value-type="float" office:value="-1.72333333333336" calcext:value-type="float">
            <text:p>-£1.7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3]" office:value-type="date" office:date-value="2020-07-12" calcext:value-type="date">
            <text:p>20</text:p>
          </table:table-cell>
          <table:table-cell table:style-name="ce551" office:value-type="date" office:date-value="2020-07-12" calcext:value-type="date">
            <text:p>12-Jul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2]-[.D13]" office:value-type="float" office:value="-13.8333333333334" calcext:value-type="float">
            <text:p>-£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14]" office:value-type="date" office:date-value="2020-07-20" calcext:value-type="date">
            <text:p>20</text:p>
          </table:table-cell>
          <table:table-cell table:style-name="ce551" office:value-type="date" office:date-value="2020-07-20" calcext:value-type="date">
            <text:p>20-Jul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3]-[.D14]" office:value-type="float" office:value="-48.8333333333334" calcext:value-type="float">
            <text:p>-£4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15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14]-[.D15]" office:value-type="float" office:value="-205.833333333333" calcext:value-type="float">
            <text:p>-£205.83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6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5"/>
          <table:table-cell table:style-name="ce560" table:formula="of:=[.E15]+[.$E$85]" office:value-type="float" office:value="259.86" calcext:value-type="float">
            <text:p>£259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7]" office:value-type="date" office:date-value="2020-08-01" calcext:value-type="date">
            <text:p>20</text:p>
          </table:table-cell>
          <table:table-cell table:style-name="ce551" office:value-type="date" office:date-value="2020-08-01" calcext:value-type="date">
            <text:p>01-Aug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6]-[.D17]" office:value-type="float" office:value="223.86" calcext:value-type="float">
            <text:p>£2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8]" office:value-type="date" office:date-value="2020-08-03" calcext:value-type="date">
            <text:p>20</text:p>
          </table:table-cell>
          <table:table-cell table:style-name="ce551" office:value-type="date" office:date-value="2020-08-03" calcext:value-type="date">
            <text:p>03-Aug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7]-[.D18]" office:value-type="float" office:value="123.86" calcext:value-type="float">
            <text:p>£123.8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9]" office:value-type="date" office:date-value="2020-08-12" calcext:value-type="date">
            <text:p>20</text:p>
          </table:table-cell>
          <table:table-cell table:style-name="ce551" office:value-type="date" office:date-value="2020-08-12" calcext:value-type="date">
            <text:p>12-Aug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8]-[.D19]" office:value-type="float" office:value="111.75" calcext:value-type="float">
            <text:p>£111.75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0]" office:value-type="date" office:date-value="2020-08-20" calcext:value-type="date">
            <text:p>20</text:p>
          </table:table-cell>
          <table:table-cell table:style-name="ce551" office:value-type="date" office:date-value="2020-08-20" calcext:value-type="date">
            <text:p>20-Aug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553"/>
          <table:table-cell table:number-columns-repeated="50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1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0]-[.D21]" office:value-type="float" office:value="-80.25" calcext:value-type="float">
            <text:p>-£80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2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5"/>
          <table:table-cell table:style-name="ce560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3]" office:value-type="date" office:date-value="2020-09-01" calcext:value-type="date">
            <text:p>20</text:p>
          </table:table-cell>
          <table:table-cell table:style-name="ce551" office:value-type="date" office:date-value="2020-09-01" calcext:value-type="date">
            <text:p>01-Sep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2]-[.D23]" office:value-type="float" office:value="349.443333333333" calcext:value-type="float">
            <text:p>£3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24]" office:value-type="date" office:date-value="2020-09-03" calcext:value-type="date">
            <text:p>20</text:p>
          </table:table-cell>
          <table:table-cell table:style-name="ce551" office:value-type="date" office:date-value="2020-09-03" calcext:value-type="date">
            <text:p>03-Sep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3]-[.D24]" office:value-type="float" office:value="249.443333333333" calcext:value-type="float">
            <text:p>£249.4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25]" office:value-type="date" office:date-value="2020-09-12" calcext:value-type="date">
            <text:p>20</text:p>
          </table:table-cell>
          <table:table-cell table:style-name="ce551" office:value-type="date" office:date-value="2020-09-12" calcext:value-type="date">
            <text:p>12-Sep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6]" office:value-type="date" office:date-value="2020-09-20" calcext:value-type="date">
            <text:p>20</text:p>
          </table:table-cell>
          <table:table-cell table:style-name="ce551" office:value-type="date" office:date-value="2020-09-20" calcext:value-type="date">
            <text:p>20-Sep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7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8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5"/>
          <table:table-cell table:style-name="ce560" table:formula="of:=[.E27]+[.$E$85]" office:value-type="float" office:value="511.026666666667" calcext:value-type="float">
            <text:p>£511.03</text:p>
          </table:table-cell>
          <table:table-cell/>
          <table:table-cell table:style-name="ce553" table:number-columns-repeated="2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9]" office:value-type="date" office:date-value="2020-10-01" calcext:value-type="date">
            <text:p>20</text:p>
          </table:table-cell>
          <table:table-cell table:style-name="ce551" office:value-type="date" office:date-value="2020-10-01" calcext:value-type="date">
            <text:p>01-Oct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0]" office:value-type="date" office:date-value="2020-10-03" calcext:value-type="date">
            <text:p>20</text:p>
          </table:table-cell>
          <table:table-cell table:style-name="ce552" office:value-type="date" office:date-value="2020-10-03" calcext:value-type="date">
            <text:p>03-Oct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553"/>
          <table:table-cell table:number-columns-repeated="2"/>
          <table:table-cell table:style-name="ce249"/>
          <table:table-cell table:number-columns-repeated="53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31]" office:value-type="date" office:date-value="2020-10-12" calcext:value-type="date">
            <text:p>20</text:p>
          </table:table-cell>
          <table:table-cell table:style-name="ce551" office:value-type="date" office:date-value="2020-10-12" calcext:value-type="date">
            <text:p>12-Oct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0]-[.D31]" office:value-type="float" office:value="362.916666666667" calcext:value-type="float">
            <text:p>£362.92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32]" office:value-type="date" office:date-value="2020-10-20" calcext:value-type="date">
            <text:p>20</text:p>
          </table:table-cell>
          <table:table-cell table:style-name="ce551" office:value-type="date" office:date-value="2020-10-20" calcext:value-type="date">
            <text:p>20-Oct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1]-[.D32]" office:value-type="float" office:value="327.916666666667" calcext:value-type="float">
            <text:p>£327.92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3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2]-[.D33]" office:value-type="float" office:value="170.916666666667" calcext:value-type="float">
            <text:p>£170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34]" office:value-type="date" office:date-value="2020-10-25" calcext:value-type="date">
            <text:p>20</text:p>
          </table:table-cell>
          <table:table-cell table:style-name="ce551" office:value-type="date" office:date-value="2020-10-25" calcext:value-type="date">
            <text:p>25-Oct</text:p>
          </table:table-cell>
          <table:table-cell table:style-name="ce555"/>
          <table:table-cell table:style-name="ce560" table:formula="of:=[.E33]+[.$E$85]" office:value-type="float" office:value="636.61" calcext:value-type="float">
            <text:p>£636.6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35]" office:value-type="date" office:date-value="2020-11-01" calcext:value-type="date">
            <text:p>20</text:p>
          </table:table-cell>
          <table:table-cell table:style-name="ce551" office:value-type="date" office:date-value="2020-11-01" calcext:value-type="date">
            <text:p>01-Nov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34]-[.D35]" office:value-type="float" office:value="600.61" calcext:value-type="float">
            <text:p>£600.61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6]" office:value-type="date" office:date-value="2020-11-03" calcext:value-type="date">
            <text:p>20</text:p>
          </table:table-cell>
          <table:table-cell table:style-name="ce551" office:value-type="date" office:date-value="2020-11-03" calcext:value-type="date">
            <text:p>03-Nov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35]-[.D36]" office:value-type="float" office:value="500.61" calcext:value-type="float">
            <text:p>£500.61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37]" office:value-type="date" office:date-value="2020-11-12" calcext:value-type="date">
            <text:p>20</text:p>
          </table:table-cell>
          <table:table-cell table:style-name="ce551" office:value-type="date" office:date-value="2020-11-12" calcext:value-type="date">
            <text:p>12-Nov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38]" office:value-type="date" office:date-value="2020-11-20" calcext:value-type="date">
            <text:p>20</text:p>
          </table:table-cell>
          <table:table-cell table:style-name="ce551" office:value-type="date" office:date-value="2020-11-20" calcext:value-type="date">
            <text:p>20-Nov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7]-[.D38]" office:value-type="float" office:value="453.5" calcext:value-type="float">
            <text:p>£453.50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39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40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5"/>
          <table:table-cell table:style-name="ce560" table:formula="of:=[.E39]+[.$E$85]" office:value-type="float" office:value="762.193333333333" calcext:value-type="float">
            <text:p>£762.19</text:p>
          </table:table-cell>
          <table:table-cell/>
          <table:table-cell table:style-name="ce553"/>
          <table:table-cell table:style-name="ce564"/>
          <table:table-cell table:number-columns-repeated="56"/>
        </table:table-row>
        <table:table-row table:style-name="ro1">
          <table:table-cell table:style-name="ce540" office:value-type="string" calcext:value-type="string">
            <text:p>Water </text:p>
          </table:table-cell>
          <table:table-cell table:style-name="ce544" table:formula="of:=[.C41]" office:value-type="date" office:date-value="2019-11-30" calcext:value-type="date">
            <text:p>19</text:p>
          </table:table-cell>
          <table:table-cell table:style-name="ce551" office:value-type="date" office:date-value="2019-11-30" calcext:value-type="date">
            <text:p>30-Nov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553"/>
          <table:table-cell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42]" office:value-type="date" office:date-value="2019-12-01" calcext:value-type="date">
            <text:p>19</text:p>
          </table:table-cell>
          <table:table-cell table:style-name="ce551" office:value-type="date" office:date-value="2019-12-01" calcext:value-type="date">
            <text:p>01-Dec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1]-[.D42]" office:value-type="float" office:value="426.193333333333" calcext:value-type="float">
            <text:p>£426.19</text:p>
          </table:table-cell>
          <table:table-cell/>
          <table:table-cell table:style-name="ce553"/>
          <table:table-cell table:number-columns-repeated="2"/>
          <table:table-cell table:style-name="ce184"/>
          <table:table-cell table:number-columns-repeated="54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43]" office:value-type="date" office:date-value="2019-12-02" calcext:value-type="date">
            <text:p>19</text:p>
          </table:table-cell>
          <table:table-cell table:style-name="ce551" office:value-type="date" office:date-value="2019-12-02" calcext:value-type="date">
            <text:p>02-Dec</text:p>
          </table:table-cell>
          <table:table-cell table:style-name="ce555" table:formula="of:=84+58" office:value-type="float" office:value="142" calcext:value-type="float">
            <text:p>£142.00</text:p>
          </table:table-cell>
          <table:table-cell table:style-name="ce560" table:formula="of:=[.E42]-[.D43]" office:value-type="float" office:value="284.193333333333" calcext:value-type="float">
            <text:p>£284.19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44]" office:value-type="date" office:date-value="2019-12-12" calcext:value-type="date">
            <text:p>19</text:p>
          </table:table-cell>
          <table:table-cell table:style-name="ce551" office:value-type="date" office:date-value="2019-12-12" calcext:value-type="date">
            <text:p>12-Dec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43]-[.D44]" office:value-type="float" office:value="249.193333333333" calcext:value-type="float">
            <text:p>£249.19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Art Fund</text:p>
          </table:table-cell>
          <table:table-cell table:style-name="ce544" table:formula="of:=[.C45]" office:value-type="date" office:date-value="2019-12-16" calcext:value-type="date">
            <text:p>19</text:p>
          </table:table-cell>
          <table:table-cell table:style-name="ce551" office:value-type="date" office:date-value="2019-12-16" calcext:value-type="date">
            <text:p>16-Dec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44]-[.D45]" office:value-type="float" office:value="237.083333333333" calcext:value-type="float">
            <text:p>£237.08</text:p>
          </table:table-cell>
          <table:table-cell table:style-name="ce553" table:number-columns-repeated="2"/>
          <table:table-cell table:number-columns-repeated="5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46]" office:value-type="date" office:date-value="2019-12-20" calcext:value-type="date">
            <text:p>19</text:p>
          </table:table-cell>
          <table:table-cell table:style-name="ce551" office:value-type="date" office:date-value="2019-12-20" calcext:value-type="date">
            <text:p>20-Dec</text:p>
          </table:table-cell>
          <table:table-cell table:style-name="ce555" office:value-type="float" office:value="120" calcext:value-type="float">
            <text:p>£120.00</text:p>
          </table:table-cell>
          <table:table-cell table:style-name="ce560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47]" office:value-type="date" office:date-value="2019-12-25" calcext:value-type="date">
            <text:p>19</text:p>
          </table:table-cell>
          <table:table-cell table:style-name="ce551" office:value-type="date" office:date-value="2019-12-25" calcext:value-type="date">
            <text:p>25-Dec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46]-[.D47]" office:value-type="float" office:value="-39.9166666666669" calcext:value-type="float">
            <text:p>-£39.92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48]" office:value-type="date" office:date-value="2020-12-25" calcext:value-type="date">
            <text:p>20</text:p>
          </table:table-cell>
          <table:table-cell table:style-name="ce551" office:value-type="date" office:date-value="2020-12-25" calcext:value-type="date">
            <text:p>25-Dec</text:p>
          </table:table-cell>
          <table:table-cell table:style-name="ce555"/>
          <table:table-cell table:style-name="ce560" table:formula="of:=[.E47]+[.$E$85]" office:value-type="float" office:value="425.776666666667" calcext:value-type="float">
            <text:p>£425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6" table:formula="of:=[.C49]" office:value-type="date" office:date-value="2020-01-01" calcext:value-type="date">
            <text:p>20</text:p>
          </table:table-cell>
          <table:table-cell table:style-name="ce551" office:value-type="date" office:date-value="2020-01-01" calcext:value-type="date">
            <text:p>01-Ja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8]-[.D49]" office:value-type="float" office:value="389.776666666666" calcext:value-type="float">
            <text:p>£389.78</text:p>
          </table:table-cell>
          <table:table-cell table:style-name="ce553"/>
          <table:table-cell table:number-columns-repeated="58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0]" office:value-type="date" office:date-value="2020-01-03" calcext:value-type="date">
            <text:p>20</text:p>
          </table:table-cell>
          <table:table-cell table:style-name="ce551" office:value-type="date" office:date-value="2020-01-03" calcext:value-type="date">
            <text:p>03-Ja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49]-[.D50]" office:value-type="float" office:value="289.776666666666" calcext:value-type="float">
            <text:p>£289.7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7" table:formula="of:=[.C51]" office:value-type="date" office:date-value="2020-01-10" calcext:value-type="date">
            <text:p>20</text:p>
          </table:table-cell>
          <table:table-cell table:style-name="ce551" office:value-type="date" office:date-value="2020-01-10" calcext:value-type="date">
            <text:p>10-Ja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0]-[.D51]" office:value-type="float" office:value="277.666666666666" calcext:value-type="float">
            <text:p>£277.67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52]" office:value-type="date" office:date-value="2020-01-20" calcext:value-type="date">
            <text:p>20</text:p>
          </table:table-cell>
          <table:table-cell table:style-name="ce551" office:value-type="date" office:date-value="2020-01-20" calcext:value-type="date">
            <text:p>20-Ja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1]-[.D52]" office:value-type="float" office:value="242.666666666666" calcext:value-type="float">
            <text:p>£242.67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53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52]-[.D53]" office:value-type="float" office:value="85.6666666666665" calcext:value-type="float">
            <text:p>£85.67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54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/>
          <table:table-cell table:style-name="ce560" table:formula="of:=[.E53]+[.$E$85]" office:value-type="float" office:value="551.36" calcext:value-type="float">
            <text:p>£551.36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Car Tax</text:p>
          </table:table-cell>
          <table:table-cell table:style-name="ce545" table:formula="of:=[.C55]" office:value-type="date" office:date-value="2020-01-31" calcext:value-type="date">
            <text:p>20</text:p>
          </table:table-cell>
          <table:table-cell table:style-name="ce551" office:value-type="date" office:date-value="2020-01-31" calcext:value-type="date">
            <text:p>31-Jan</text:p>
          </table:table-cell>
          <table:table-cell table:style-name="ce555" office:value-type="float" office:value="20" calcext:value-type="float">
            <text:p>£20.00</text:p>
          </table:table-cell>
          <table:table-cell table:style-name="ce560" table:formula="of:=[.E54]-[.D55]" office:value-type="float" office:value="531.36" calcext:value-type="float">
            <text:p>£531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6]" office:value-type="date" office:date-value="2020-02-01" calcext:value-type="date">
            <text:p>20</text:p>
          </table:table-cell>
          <table:table-cell table:style-name="ce551" office:value-type="date" office:date-value="2020-02-01" calcext:value-type="date">
            <text:p>01-Feb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7]" office:value-type="date" office:date-value="2020-02-03" calcext:value-type="date">
            <text:p>20</text:p>
          </table:table-cell>
          <table:table-cell table:style-name="ce551" office:value-type="date" office:date-value="2020-02-03" calcext:value-type="date">
            <text:p>03-Feb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6]-[.D57]" office:value-type="float" office:value="395.36" calcext:value-type="float">
            <text:p>£395.36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58]" office:value-type="date" office:date-value="2020-02-11" calcext:value-type="date">
            <text:p>20</text:p>
          </table:table-cell>
          <table:table-cell table:style-name="ce551" office:value-type="date" office:date-value="2020-02-11" calcext:value-type="date">
            <text:p>11-Feb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7]-[.D58]" office:value-type="float" office:value="383.25" calcext:value-type="float">
            <text:p>£38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Parking Permit</text:p>
          </table:table-cell>
          <table:table-cell table:style-name="ce545" table:formula="of:=[.C59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50" calcext:value-type="float">
            <text:p>£50.00</text:p>
          </table:table-cell>
          <table:table-cell table:style-name="ce560" table:formula="of:=[.E58]-[.D59]" office:value-type="float" office:value="333.25" calcext:value-type="float">
            <text:p>£333.25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0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553"/>
          <table:table-cell table:number-columns-repeated="5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1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0]-[.D61]" office:value-type="float" office:value="141.25" calcext:value-type="float">
            <text:p>£141.25</text:p>
          </table:table-cell>
          <table:table-cell table:number-columns-repeated="5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2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/>
          <table:table-cell table:style-name="ce560" table:formula="of:=[.E61]+[.$E$85]" office:value-type="float" office:value="606.943333333333" calcext:value-type="float">
            <text:p>£606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63]" office:value-type="date" office:date-value="2020-03-01" calcext:value-type="date">
            <text:p>20</text:p>
          </table:table-cell>
          <table:table-cell table:style-name="ce551" office:value-type="date" office:date-value="2020-03-01" calcext:value-type="date">
            <text:p>01-Ma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62]-[.D63]" office:value-type="float" office:value="570.943333333333" calcext:value-type="float">
            <text:p>£5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4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63]-[.D64]" office:value-type="float" office:value="470.943333333333" calcext:value-type="float">
            <text:p>£470.94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House Insurance</text:p>
          </table:table-cell>
          <table:table-cell table:style-name="ce545" table:formula="of:=[.C65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45" calcext:value-type="float">
            <text:p>£145.00</text:p>
          </table:table-cell>
          <table:table-cell table:style-name="ce560" table:formula="of:=[.E64]-[.D65]" office:value-type="float" office:value="325.943333333333" calcext:value-type="float">
            <text:p>£325.94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66]" office:value-type="date" office:date-value="2020-03-12" calcext:value-type="date">
            <text:p>20</text:p>
          </table:table-cell>
          <table:table-cell table:style-name="ce551" office:value-type="date" office:date-value="2020-03-12" calcext:value-type="date">
            <text:p>12-Ma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5]-[.D66]" office:value-type="float" office:value="313.833333333333" calcext:value-type="float">
            <text:p>£313.8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7]" office:value-type="date" office:date-value="2020-03-20" calcext:value-type="date">
            <text:p>20</text:p>
          </table:table-cell>
          <table:table-cell table:style-name="ce551" office:value-type="date" office:date-value="2020-03-20" calcext:value-type="date">
            <text:p>20-Ma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66]-[.D67]" office:value-type="float" office:value="278.833333333333" calcext:value-type="float">
            <text:p>£278.83</text:p>
          </table:table-cell>
          <table:table-cell table:number-columns-repeated="5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8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7]-[.D68]" office:value-type="float" office:value="121.833333333333" calcext:value-type="float">
            <text:p>£121.83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9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/>
          <table:table-cell table:style-name="ce560" table:formula="of:=[.E68]+[.$E$85]" office:value-type="float" office:value="587.526666666666" calcext:value-type="float">
            <text:p>£58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Car insurance</text:p>
          </table:table-cell>
          <table:table-cell table:style-name="ce545" table:formula="of:=[.C70]" office:value-type="date" office:date-value="2020-03-31" calcext:value-type="date">
            <text:p>20</text:p>
          </table:table-cell>
          <table:table-cell table:style-name="ce551" office:value-type="date" office:date-value="2020-03-31" calcext:value-type="date">
            <text:p>31-Mar</text:p>
          </table:table-cell>
          <table:table-cell table:style-name="ce555" office:value-type="float" office:value="530" calcext:value-type="float">
            <text:p>£530.00</text:p>
          </table:table-cell>
          <table:table-cell table:style-name="ce560" table:formula="of:=[.E69]-[.D70]" office:value-type="float" office:value="57.5266666666664" calcext:value-type="float">
            <text:p>£57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1]" office:value-type="date" office:date-value="2020-04-01" calcext:value-type="date">
            <text:p>20</text:p>
          </table:table-cell>
          <table:table-cell table:style-name="ce551" office:value-type="date" office:date-value="2020-04-01" calcext:value-type="date">
            <text:p>01-Ap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0]-[.D71]" office:value-type="float" office:value="21.5266666666664" calcext:value-type="float">
            <text:p>£21.53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2]" office:value-type="date" office:date-value="2020-04-03" calcext:value-type="date">
            <text:p>20</text:p>
          </table:table-cell>
          <table:table-cell table:style-name="ce551" office:value-type="date" office:date-value="2020-04-03" calcext:value-type="date">
            <text:p>03-Ap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1]-[.D72]" office:value-type="float" office:value="-78.4733333333336" calcext:value-type="float">
            <text:p>-£78.47</text:p>
          </table:table-cell>
          <table:table-cell/>
          <table:table-cell table:style-name="ce553" table:number-columns-repeated="2"/>
          <table:table-cell table:number-columns-repeated="5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3]" office:value-type="date" office:date-value="2020-04-12" calcext:value-type="date">
            <text:p>20</text:p>
          </table:table-cell>
          <table:table-cell table:style-name="ce551" office:value-type="date" office:date-value="2020-04-12" calcext:value-type="date">
            <text:p>12-Ap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2]-[.D73]" office:value-type="float" office:value="-90.5833333333336" calcext:value-type="float">
            <text:p>-£90.58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74]" office:value-type="date" office:date-value="2020-04-20" calcext:value-type="date">
            <text:p>20</text:p>
          </table:table-cell>
          <table:table-cell table:style-name="ce551" office:value-type="date" office:date-value="2020-04-20" calcext:value-type="date">
            <text:p>20-Ap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3]-[.D74]" office:value-type="float" office:value="-125.583333333334" calcext:value-type="float">
            <text:p>-£125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75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74]-[.D75]" office:value-type="float" office:value="-282.583333333334" calcext:value-type="float">
            <text:p>-£282.58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76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/>
          <table:table-cell table:style-name="ce560" table:formula="of:=[.E75]+[.$E$85]" office:value-type="float" office:value="183.11" calcext:value-type="float">
            <text:p>£183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7]" office:value-type="date" office:date-value="2020-05-01" calcext:value-type="date">
            <text:p>20</text:p>
          </table:table-cell>
          <table:table-cell table:style-name="ce551" office:value-type="date" office:date-value="2020-05-01" calcext:value-type="date">
            <text:p>01-May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6]-[.D77]" office:value-type="float" office:value="147.11" calcext:value-type="float">
            <text:p>£1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8]" office:value-type="date" office:date-value="2020-05-03" calcext:value-type="date">
            <text:p>20</text:p>
          </table:table-cell>
          <table:table-cell table:style-name="ce551" office:value-type="date" office:date-value="2020-05-03" calcext:value-type="date">
            <text:p>03-May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7]-[.D78]" office:value-type="float" office:value="47.1099999999997" calcext:value-type="float">
            <text:p>£47.11</text:p>
          </table:table-cell>
          <table:table-cell/>
          <table:table-cell table:style-name="ce553"/>
          <table:table-cell table:number-columns-repeated="5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9]" office:value-type="date" office:date-value="2020-05-12" calcext:value-type="date">
            <text:p>20</text:p>
          </table:table-cell>
          <table:table-cell table:style-name="ce551" office:value-type="date" office:date-value="2020-05-12" calcext:value-type="date">
            <text:p>12-May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1" office:value-type="string" calcext:value-type="string">
            <text:p>MOT (in car fund)</text:p>
          </table:table-cell>
          <table:table-cell table:style-name="ce545" table:formula="of:=[.C80]" office:value-type="date" office:date-value="2020-05-17" calcext:value-type="date">
            <text:p>20</text:p>
          </table:table-cell>
          <table:table-cell table:style-name="ce551" office:value-type="date" office:date-value="2020-05-17" calcext:value-type="date">
            <text:p>17-May</text:p>
          </table:table-cell>
          <table:table-cell table:style-name="ce555" office:value-type="float" office:value="0" calcext:value-type="float">
            <text:p>£0.00</text:p>
          </table:table-cell>
          <table:table-cell table:style-name="ce560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1]" office:value-type="date" office:date-value="2020-05-20" calcext:value-type="date">
            <text:p>20</text:p>
          </table:table-cell>
          <table:table-cell table:style-name="ce551" office:value-type="date" office:date-value="2020-05-20" calcext:value-type="date">
            <text:p>20-May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1"/>
          <table:table-cell table:style-name="ce544"/>
          <table:table-cell table:style-name="ce551"/>
          <table:table-cell table:style-name="ce555"/>
          <table:table-cell table:style-name="ce560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40"/>
          <table:table-cell table:style-name="ce544"/>
          <table:table-cell table:style-name="ce551"/>
          <table:table-cell table:style-name="ce555"/>
          <table:table-cell table:style-name="ce562"/>
          <table:table-cell table:number-columns-repeated="59"/>
        </table:table-row>
        <table:table-row table:style-name="ro1">
          <table:table-cell table:style-name="ce540"/>
          <table:table-cell table:style-name="ce548" table:number-columns-repeated="2"/>
          <table:table-cell table:style-name="ce557"/>
          <table:table-cell table:style-name="ce324"/>
          <table:table-cell table:number-columns-repeated="59"/>
        </table:table-row>
        <table:table-row table:style-name="ro1">
          <table:table-cell table:style-name="ce542" office:value-type="string" calcext:value-type="string">
            <text:p>Totals</text:p>
          </table:table-cell>
          <table:table-cell table:style-name="ce549" table:number-columns-repeated="2"/>
          <table:table-cell table:style-name="ce558" table:formula="of:=SUM([.D2:.D81])" office:value-type="float" office:value="5588.32" calcext:value-type="float">
            <text:p>£5,588.32</text:p>
          </table:table-cell>
          <table:table-cell table:style-name="ce563" table:formula="of:=[.D85]/12" office:value-type="float" office:value="465.693333333333" calcext:value-type="float">
            <text:p>466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0:31:10.269121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19-11-23T11:07:35.087510278</dc:date>
    <meta:print-date>2017-11-13T10:27:50</meta:print-date>
    <meta:generator>LibreOffice/6.3.2.2$Linux_X86_64 LibreOffice_project/30$Build-2</meta:generator>
    <meta:editing-duration>PT9H58M9S</meta:editing-duration>
    <meta:editing-cycles>62</meta:editing-cycles>
    <meta:document-statistic meta:table-count="6" meta:cell-count="1254" meta:object-count="0"/>
  </office:meta>
</office:document-meta>
</file>